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62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1.9547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5563in"/>
    </style:style>
    <style:style style:name="co11" style:family="table-column">
      <style:table-column-properties fo:break-before="auto" style:column-width="0.478in"/>
    </style:style>
    <style:style style:name="co12" style:family="table-column">
      <style:table-column-properties fo:break-before="auto" style:column-width="0.398in"/>
    </style:style>
    <style:style style:name="co13" style:family="table-column">
      <style:table-column-properties fo:break-before="auto" style:column-width="0.3583in"/>
    </style:style>
    <style:style style:name="co14" style:family="table-column">
      <style:table-column-properties fo:break-before="auto" style:column-width="0.6272in"/>
    </style:style>
    <style:style style:name="co15" style:family="table-column">
      <style:table-column-properties fo:break-before="auto" style:column-width="0.5673in"/>
    </style:style>
    <style:style style:name="co16" style:family="table-column">
      <style:table-column-properties fo:break-before="auto" style:column-width="0.3189in"/>
    </style:style>
    <style:style style:name="co17" style:family="table-column">
      <style:table-column-properties fo:break-before="auto" style:column-width="0.9756in"/>
    </style:style>
    <style:style style:name="co18" style:family="table-column">
      <style:table-column-properties fo:break-before="auto" style:column-width="0.5874in"/>
    </style:style>
    <style:style style:name="co19" style:family="table-column">
      <style:table-column-properties fo:break-before="auto" style:column-width="0.6972in"/>
    </style:style>
    <style:style style:name="co20" style:family="table-column">
      <style:table-column-properties fo:break-before="auto" style:column-width="0.6173in"/>
    </style:style>
    <style:style style:name="co21" style:family="table-column">
      <style:table-column-properties fo:break-before="auto" style:column-width="0.5173in"/>
    </style:style>
    <style:style style:name="co22" style:family="table-column">
      <style:table-column-properties fo:break-before="auto" style:column-width="0.3681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10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7756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4764in" fo:break-before="auto" style:use-optimal-row-height="true"/>
    </style:style>
    <style:style style:name="ro8" style:family="table-row">
      <style:table-row-properties style:row-height="1.6744in" fo:break-before="auto" style:use-optimal-row-height="true"/>
    </style:style>
    <style:style style:name="ro9" style:family="table-row">
      <style:table-row-properties style:row-height="0.1764in" fo:break-before="auto" style:use-optimal-row-height="true"/>
    </style:style>
    <style:style style:name="ro11" style:family="table-row">
      <style:table-row-properties style:row-height="0.6256in" fo:break-before="auto" style:use-optimal-row-height="true"/>
    </style:style>
    <style:style style:name="ro12" style:family="table-row">
      <style:table-row-properties style:row-height="1.5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cc"/>
      <style:text-properties style:font-name="Times New Roman" style:font-name-asian="Arial Unicode MS" style:font-name-complex="Arial Unicode MS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style:font-name="Times New Roman" style:font-name-asian="Arial Unicode MS" style:font-name-complex="Arial Unicode MS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ff"/>
    </style:style>
    <style:style style:name="ce22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fo:background-color="#ccffff"/>
    </style:style>
    <style:style style:name="ce27" style:family="table-cell" style:parent-style-name="Default" style:data-style-name="N37">
      <style:table-cell-properties fo:background-color="#cc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asian="Arial Unicode MS" style:font-name-complex="Arial Unicode M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7" table:default-cell-style-name="ce1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3" table:default-cell-style-name="ce20"/>
        <table:table-column table:style-name="co16" table:number-columns-repeated="3" table:default-cell-style-name="ce20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6" table:default-cell-style-name="ce21"/>
        <table:table-column table:style-name="co22" table:default-cell-style-name="ce21"/>
        <table:table-column table:style-name="co7" table:number-columns-repeated="994" table:default-cell-style-name="Default"/>
        <table:table-row table:style-name="ro1">
          <table:table-cell/>
          <table:table-cell table:style-name="ce4" table:number-columns-repeated="2"/>
          <table:table-cell table:style-name="ce5" office:value-type="string" table:number-columns-spanned="5" table:number-rows-spanned="1">
            <text:p>CATEGORY</text:p>
          </table:table-cell>
          <table:covered-table-cell table:number-columns-repeated="4" table:style-name="ce7"/>
          <table:table-cell table:style-name="ce8" office:value-type="string" table:number-columns-spanned="7" table:number-rows-spanned="1">
            <text:p>PERSON</text:p>
          </table:table-cell>
          <table:covered-table-cell/>
          <table:covered-table-cell table:number-columns-repeated="3" table:style-name="ce6"/>
          <table:covered-table-cell/>
          <table:covered-table-cell table:style-name="ce15"/>
          <table:table-cell table:style-name="ce16" office:value-type="string" table:number-columns-spanned="8" table:number-rows-spanned="1">
            <text:p>ORGANIZATION</text:p>
          </table:table-cell>
          <table:covered-table-cell table:number-columns-repeated="7" table:style-name="ce17"/>
          <table:table-cell table:style-name="ce22" office:value-type="string" table:number-columns-spanned="7" table:number-rows-spanned="1">
            <text:p>EVENT</text:p>
          </table:table-cell>
          <table:covered-table-cell table:number-columns-repeated="6" table:style-name="ce23"/>
          <table:table-cell table:style-name="ce4" office:value-type="string">
            <text:p>award</text:p>
          </table:table-cell>
          <table:table-cell table:style-name="ce4" table:number-columns-repeated="993"/>
        </table:table-row>
        <table:table-row table:style-name="ro2">
          <table:table-cell office:value-type="string">
            <text:p>not duke</text:p>
          </table:table-cell>
          <table:table-cell table:style-name="ce4" office:value-type="string">
            <text:p>not women</text:p>
          </table:table-cell>
          <table:table-cell table:style-name="ce4" office:value-type="string">
            <text:p>lgtbq</text:p>
          </table:table-cell>
          <table:table-cell table:style-name="ce4" office:value-type="string">
            <text:p>youth?</text:p>
          </table:table-cell>
          <table:table-cell table:style-name="ce4" office:value-type="string">
            <text:p>stem?</text:p>
          </table:table-cell>
          <table:table-cell table:style-name="ce4" office:value-type="string">
            <text:p>racial?</text:p>
          </table:table-cell>
          <table:table-cell table:style-name="ce4" office:value-type="string">
            <text:p>harass?</text:p>
          </table:table-cell>
          <table:table-cell table:style-name="ce4" office:value-type="string">
            <text:p>ldshp?</text:p>
          </table:table-cell>
          <table:table-cell table:style-name="ce6" office:value-type="string">
            <text:p>name</text:p>
          </table:table-cell>
          <table:table-cell office:value-type="string">
            <text:p>rol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org</text:p>
          </table:table-cell>
          <table:table-cell table:style-name="ce6" office:value-type="string">
            <text:p>email</text:p>
          </table:table-cell>
          <table:table-cell office:value-type="string">
            <text:p>phone</text:p>
          </table:table-cell>
          <table:table-cell table:style-name="ce6" office:value-type="string">
            <text:p>link</text:p>
          </table:table-cell>
          <table:table-cell table:style-name="ce17" office:value-type="string">
            <text:p>org</text:p>
          </table:table-cell>
          <table:table-cell table:style-name="ce17" office:value-type="string">
            <text:p>parent org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mission</text:p>
          </table:table-cell>
          <table:table-cell table:style-name="ce17" office:value-type="string">
            <text:p>resources</text:p>
          </table:table-cell>
          <table:table-cell table:style-name="ce17" office:value-type="string">
            <text:p>email</text:p>
          </table:table-cell>
          <table:table-cell table:style-name="ce17" office:value-type="string">
            <text:p>phone</text:p>
          </table:table-cell>
          <table:table-cell table:style-name="ce17" office:value-type="string">
            <text:p>link</text:p>
          </table:table-cell>
          <table:table-cell table:style-name="ce23" office:value-type="string">
            <text:p>event </text:p>
          </table:table-cell>
          <table:table-cell table:style-name="ce23" office:value-type="string">
            <text:p>desc</text:p>
          </table:table-cell>
          <table:table-cell table:style-name="ce23" office:value-type="string">
            <text:p>hosts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loc</text:p>
          </table:table-cell>
          <table:table-cell table:style-name="ce23" office:value-type="string">
            <text:p>org</text:p>
          </table:table-cell>
          <table:table-cell table:style-name="ce23" office:value-type="string">
            <text:p>link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link</text:p>
          </table:table-cell>
          <table:table-cell table:style-name="ce4" table:number-columns-repeated="992"/>
        </table:table-row>
        <table:table-row table:style-name="ro4">
          <table:table-cell table:number-columns-repeated="7"/>
          <table:table-cell office:value-type="string">
            <text:p>x</text:p>
          </table:table-cell>
          <table:table-cell table:style-name="ce9" office:value-type="string">
            <text:p>Penny George</text:p>
          </table:table-cell>
          <table:table-cell/>
          <table:table-cell table:style-name="ce9" office:value-type="string">
            <text:p>chair: PPGWLI</text:p>
          </table:table-cell>
          <table:table-cell table:number-columns-repeated="4"/>
          <table:table-cell table:style-name="ce18" office:value-type="string">
            <text:p>Penny Pilgram George Women's Leadership Initiative (PPGWLI)</text:p>
          </table:table-cell>
          <table:table-cell table:style-name="ce18" office:value-type="string">
            <text:p>George Family Foundation</text:p>
          </table:table-cell>
          <table:table-cell table:style-name="ce18"/>
          <table:table-cell table:style-name="ce18" office:value-type="string">
            <text:p>♀ leadership</text:p>
          </table:table-cell>
          <table:table-cell table:style-name="ce18" office:value-type="string">
            <text:p><text:span text:style-name="T1"><text:a xlink:href="http://www.inc.com/lisa-abeyta/what-every-woman-leader-can-learn-from-hillary-clintons-acceptance-speech.html">http://www.inc.com/lisa-abeyta/what-every-woman-leader-can-learn-from-hillary-clintons-acceptance-speech.html</text:a></text:span><text:span text:style-name="T1"> </text:span><text:span text:style-name="T1"><text:a xlink:href="https://www.theodysseyonline.com/why-aly-raisman-is-the-definition-of-leader">https://www.theodysseyonline.com/why-aly-raisman-is-the-definition-of-leader</text:a></text:span><text:span text:style-name="T1"> </text:span><text:span text:style-name="T1"><text:a xlink:href="http://www.womensagenda.com.au/career-agenda/item/7313-the-key-things-to-know-about-mentoring">http://www.womensagenda.com.au/career-agenda/item/7313-the-key-things-to-know-about-mentoring</text:a></text:span><text:span text:style-name="T1"> <text:s/></text:span><text:span text:style-name="T1"><text:a xlink:href="http://www.theatlantic.com/business/archive/2016/08/what-do-women-leaders-have-in-common/492656/">http://www.theatlantic.com/business/archive/2016/08/what-do-women-leaders-have-in-common/492656/</text:a></text:span><text:span text:style-name="T1"> </text:span><text:span text:style-name="T1"><text:a xlink:href="http://www.upworthy.com/17-amazing-women-who-probably-arent-in-history-books-but-should-be?c=ufb1">http://www.upworthy.com/17-amazing-women-who-probably-arent-in-history-books-but-should-be?c=ufb1</text:a></text:span><text:span text:style-name="T1"> </text:span></text:p>
          </table:table-cell>
          <table:table-cell table:style-name="ce18" table:number-columns-repeated="2"/>
          <table:table-cell table:style-name="ce18" office:value-type="string">
            <text:p><text:span text:style-name="T1"><text:a xlink:href="https://studentaffairs.duke.edu/ucae/leadership/penny-pilgram-george-womens-leadership-initiative">https://studentaffairs.duke.edu/ucae/leadership/penny-pilgram-george-womens-leadership-initiative</text:a></text:span></text:p>
          </table:table-cell>
          <table:table-cell table:number-columns-repeated="1001"/>
        </table:table-row>
        <table:table-row table:style-name="ro5">
          <table:table-cell table:number-columns-repeated="15"/>
          <table:table-cell table:style-name="ce19" office:value-type="string">
            <text:p>International House</text:p>
          </table:table-cell>
          <table:table-cell table:number-columns-repeated="1008"/>
        </table:table-row>
        <table:table-row table:style-name="ro5">
          <table:table-cell table:number-columns-repeated="15"/>
          <table:table-cell table:style-name="ce19" office:value-type="string">
            <text:p>the Women's Center</text:p>
          </table:table-cell>
          <table:table-cell table:number-columns-repeated="1008"/>
        </table:table-row>
        <table:table-row table:style-name="ro6">
          <table:table-cell table:number-columns-repeated="5"/>
          <table:table-cell office:value-type="string">
            <text:p>x</text:p>
          </table:table-cell>
          <table:table-cell table:number-columns-repeated="17"/>
          <table:table-cell table:style-name="ce24" office:value-type="string">
            <text:p>Writing Our Lives</text:p>
          </table:table-cell>
          <table:table-cell office:value-type="string">
            <text:p>day-long retreat with Jaki Shelton Green, 2018 NC Poet Laureate, will create space for meaningful conversations and self-discovery through creative writing exercises that focus on healing, growth, and change as female identified students from diverse backgrounds.</text:p>
          </table:table-cell>
          <table:table-cell table:style-name="ce24" office:value-type="string">
            <text:p>PPGWLI, International House, the Women's Center</text:p>
          </table:table-cell>
          <table:table-cell table:style-name="ce26" office:value-type="date" office:date-value="2018-11-10">
            <text:p>11/10/18</text:p>
          </table:table-cell>
          <table:table-cell table:number-columns-repeated="2"/>
          <table:table-cell table:style-name="ce25" office:value-type="string">
            <text:p><text:a xlink:href="https://studentaffairs.duke.edu/sites/default/files/styles/large_xl/public/2018-10/WritingOurLive-PPCohort.jpg?itok=WKNy5Gmn">https://studentaffairs.duke.edu/sites/default/files/styles/large_xl/public/2018-10/WritingOurLive-PPCohort.jpg?itok=WKNy5Gmn</text:a>, <text:a xlink:href="https://studentaffairs.duke.edu/ucae/leadership/penny-pilgram-george-womens-leadership-initiative/women-leadership-events">https://studentaffairs.duke.edu/ucae/leadership/penny-pilgram-george-womens-leadership-initiative/women-leadership-events</text:a>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18" office:value-type="string">
            <text:p>UCAE Student Involvement </text:p>
          </table:table-cell>
          <table:table-cell table:number-columns-repeated="1008"/>
        </table:table-row>
        <table:table-row table:style-name="ro7">
          <table:table-cell table:number-columns-repeated="7"/>
          <table:table-cell office:value-type="string">
            <text:p>x</text:p>
          </table:table-cell>
          <table:table-cell table:number-columns-repeated="15"/>
          <table:table-cell table:style-name="ce24" office:value-type="string">
            <text:p>Feed Your Soul</text:p>
          </table:table-cell>
          <table:table-cell office:value-type="string">
            <text:p>overnight lock-in for female identified Leaders will foster pathways to positive self-care through food, art, spirituality and fitness</text:p>
          </table:table-cell>
          <table:table-cell/>
          <table:table-cell table:style-name="ce26" office:value-type="date" office:date-value="2018-11-03">
            <text:p>11/03/18</text:p>
          </table:table-cell>
          <table:table-cell table:number-columns-repeated="2"/>
          <table:table-cell table:style-name="ce25" office:value-type="string">
            <text:p><text:a xlink:href="https://studentaffairs.duke.edu/ucae/leadership/penny-pilgram-george-womens-leadership-initiative/women-leadership-events">https://studentaffairs.duke.edu/ucae/leadership/penny-pilgram-george-womens-leadership-initiative/women-leadership-events</text:a>, <text:a xlink:href="https://studentaffairs.duke.edu/sites/default/files/styles/large_xxxl/public/2018-10/FeedYourSoul.jpg?itok=4Wy1Blk8">https://studentaffairs.duke.edu/sites/default/files/styles/large_xxxl/public/2018-10/FeedYourSoul.jpg?itok=4Wy1Blk8</text:a></text:p>
          </table:table-cell>
          <table:table-cell table:number-columns-repeated="994"/>
        </table:table-row>
        <table:table-row table:style-name="ro8">
          <table:table-cell table:number-columns-repeated="6"/>
          <table:table-cell table:number-columns-repeated="2" office:value-type="string">
            <text:p>x</text:p>
          </table:table-cell>
          <table:table-cell table:number-columns-repeated="15"/>
          <table:table-cell table:style-name="ce24" office:value-type="string">
            <text:p>Jean Fox O’Barr Distinguished Speaker Series</text:p>
          </table:table-cell>
          <table:table-cell table:style-name="ce25" office:value-type="string">
            <text:p>professional experiences on dealing with sexual harassment in the workplace</text:p>
          </table:table-cell>
          <table:table-cell table:style-name="ce25" office:value-type="string">
            <text:p>The Baldwin Scholars</text:p>
          </table:table-cell>
          <table:table-cell office:value-type="float" office:value="2018">
            <text:p>2018</text:p>
          </table:table-cell>
          <table:table-cell table:number-columns-repeated="2"/>
          <table:table-cell table:style-name="ce25" office:value-type="string">
            <text:p><text:a xlink:href="https://studentaffairs.duke.edu/ucae/leadership/penny-pilgram-george-womens-leadership-initiative/women-leadership-events">https://studentaffairs.duke.edu/ucae/leadership/penny-pilgram-george-womens-leadership-initiative/women-leadership-events</text:a>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18" office:value-type="string">
            <text:p>The Baldwin Scholars</text:p>
          </table:table-cell>
          <table:table-cell table:number-columns-repeated="1008"/>
        </table:table-row>
        <table:table-row table:style-name="ro9">
          <table:table-cell table:number-columns-repeated="8"/>
          <table:table-cell office:value-type="string">
            <text:p>Braelyn Parkman</text:p>
          </table:table-cell>
          <table:table-cell office:value-type="string">
            <text:p>2018 cohort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office:value-type="string">
            <text:p>PPGWLI</text:p>
          </table:table-cell>
          <table:table-cell office:value-type="string">
            <text:p>bp120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Abigail Kingsley</text:p>
          </table:table-cell>
          <table:table-cell office:value-type="string">
            <text:p>2018 cohort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office:value-type="string">
            <text:p>PPGWLI</text:p>
          </table:table-cell>
          <table:table-cell office:value-type="string">
            <text:p>ak458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Swathi Ramprasad</text:p>
          </table:table-cell>
          <table:table-cell office:value-type="string">
            <text:p>2018 cohort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office:value-type="string">
            <text:p>PPGWLI</text:p>
          </table:table-cell>
          <table:table-cell office:value-type="string">
            <text:p>sr334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Kathleen Chen</text:p>
          </table:table-cell>
          <table:table-cell office:value-type="string">
            <text:p>2018 cohort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office:value-type="string">
            <text:p>PPGWLI</text:p>
          </table:table-cell>
          <table:table-cell office:value-type="string">
            <text:p>kzc3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Urmi Pandya</text:p>
          </table:table-cell>
          <table:table-cell office:value-type="string">
            <text:p>2018 cohort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office:value-type="string">
            <text:p>PPGWLI</text:p>
          </table:table-cell>
          <table:table-cell office:value-type="string">
            <text:p>usp2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Annie Lu</text:p>
          </table:table-cell>
          <table:table-cell office:value-type="string">
            <text:p>2018 cohort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office:value-type="string">
            <text:p>PPGWLI</text:p>
          </table:table-cell>
          <table:table-cell office:value-type="string">
            <text:p>al343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Lydia Hendrick</text:p>
          </table:table-cell>
          <table:table-cell office:value-type="string">
            <text:p>2018 cohort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office:value-type="string">
            <text:p>PPGWLI</text:p>
          </table:table-cell>
          <table:table-cell office:value-type="string">
            <text:p>lah95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Evelyn Garcia</text:p>
          </table:table-cell>
          <table:table-cell office:value-type="string">
            <text:p>2018 cohort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office:value-type="string">
            <text:p>PPGWLI</text:p>
          </table:table-cell>
          <table:table-cell office:value-type="string">
            <text:p>emg64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Rishika Gundi</text:p>
          </table:table-cell>
          <table:table-cell office:value-type="string">
            <text:p>2018 cohort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office:value-type="string">
            <text:p>PPGWLI</text:p>
          </table:table-cell>
          <table:table-cell office:value-type="string">
            <text:p>rvg3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Jandé Thomas</text:p>
          </table:table-cell>
          <table:table-cell office:value-type="string">
            <text:p>2018 cohort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office:value-type="string">
            <text:p>PPGWLI</text:p>
          </table:table-cell>
          <table:table-cell office:value-type="string">
            <text:p>jt241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Sarah Watkins</text:p>
          </table:table-cell>
          <table:table-cell office:value-type="string">
            <text:p>2018 cohort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office:value-type="string">
            <text:p>PPGWLI</text:p>
          </table:table-cell>
          <table:table-cell office:value-type="string">
            <text:p>sew76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Charlotte Thomas</text:p>
          </table:table-cell>
          <table:table-cell office:value-type="string">
            <text:p>2018 cohort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office:value-type="string">
            <text:p>PPGWLI</text:p>
          </table:table-cell>
          <table:table-cell office:value-type="string">
            <text:p>cmt71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Carmela Guaglianone</text:p>
          </table:table-cell>
          <table:table-cell office:value-type="string">
            <text:p>2018 cohort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office:value-type="string">
            <text:p>PPGWLI</text:p>
          </table:table-cell>
          <table:table-cell office:value-type="string">
            <text:p>cg232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Hannah Humayun</text:p>
          </table:table-cell>
          <table:table-cell office:value-type="string">
            <text:p>2018 cohort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office:value-type="string">
            <text:p>PPGWLI</text:p>
          </table:table-cell>
          <table:table-cell office:value-type="string">
            <text:p>hnh11@duke.edu 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Michelle Wong</text:p>
          </table:table-cell>
          <table:table-cell office:value-type="string">
            <text:p>2018 cohort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office:value-type="string">
            <text:p>PPGWLI</text:p>
          </table:table-cell>
          <table:table-cell office:value-type="string">
            <text:p>mw352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Erica Wang</text:p>
          </table:table-cell>
          <table:table-cell office:value-type="string">
            <text:p>2018 cohort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office:value-type="string">
            <text:p>PPGWLI</text:p>
          </table:table-cell>
          <table:table-cell office:value-type="string">
            <text:p>ew153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Rose Wong</text:p>
          </table:table-cell>
          <table:table-cell office:value-type="string">
            <text:p>2018 cohort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office:value-type="string">
            <text:p>PPGWLI</text:p>
          </table:table-cell>
          <table:table-cell office:value-type="string">
            <text:p>rw158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Arianna Rhue</text:p>
          </table:table-cell>
          <table:table-cell office:value-type="string">
            <text:p>2018 cohort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office:value-type="string">
            <text:p>PPGWLI</text:p>
          </table:table-cell>
          <table:table-cell office:value-type="string">
            <text:p>aer52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Claire Wiebe</text:p>
          </table:table-cell>
          <table:table-cell office:value-type="string">
            <text:p>2018 cohort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office:value-type="string">
            <text:p>PPGWLI</text:p>
          </table:table-cell>
          <table:table-cell office:value-type="string">
            <text:p>cew49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Ellen Scully</text:p>
          </table:table-cell>
          <table:table-cell office:value-type="string">
            <text:p>2018 cohort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office:value-type="string">
            <text:p>PPGWLI</text:p>
          </table:table-cell>
          <table:table-cell office:value-type="string">
            <text:p>eps19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Ebehiremhe Anita Izokun</text:p>
          </table:table-cell>
          <table:table-cell office:value-type="string">
            <text:p>2018 cohort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office:value-type="string">
            <text:p>PPGWLI</text:p>
          </table:table-cell>
          <table:table-cell office:value-type="string">
            <text:p>eai8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Mahima Varma</text:p>
          </table:table-cell>
          <table:table-cell office:value-type="string">
            <text:p>2018 cohort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office:value-type="string">
            <text:p>PPGWLI</text:p>
          </table:table-cell>
          <table:table-cell office:value-type="string">
            <text:p>mv104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Stella Wang</text:p>
          </table:table-cell>
          <table:table-cell office:value-type="string">
            <text:p>2018 cohort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office:value-type="string">
            <text:p>PPGWLI</text:p>
          </table:table-cell>
          <table:table-cell office:value-type="string">
            <text:p>sw278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Emma Palmer</text:p>
          </table:table-cell>
          <table:table-cell office:value-type="string">
            <text:p>2018 cohort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office:value-type="string">
            <text:p>PPGWLI</text:p>
          </table:table-cell>
          <table:table-cell office:value-type="string">
            <text:p>ejp32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Anya Parks</text:p>
          </table:table-cell>
          <table:table-cell office:value-type="string">
            <text:p>2018 cohort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office:value-type="string">
            <text:p>PPGWLI</text:p>
          </table:table-cell>
          <table:table-cell office:value-type="string">
            <text:p>aep47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>
            <text:p>Christine Kinyua</text:p>
          </table:table-cell>
          <table:table-cell office:value-type="string">
            <text:p>2018 cohort</text:p>
          </table:table-cell>
          <table:table-cell/>
          <table:table-cell office:value-type="string">
            <text:p>PPGWLI</text:p>
          </table:table-cell>
          <table:table-cell office:value-type="string">
            <text:p>ckk10@duke.edu</text:p>
          </table:table-cell>
          <table:table-cell/>
          <table:table-cell table:style-name="ce9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ACC leadership symposium</text:p>
          </table:table-cell>
          <table:table-cell table:number-columns-repeated="2"/>
          <table:table-cell office:value-type="string">
            <text:p>annual</text:p>
          </table:table-cell>
          <table:table-cell table:number-columns-repeated="2"/>
          <table:table-cell table:style-name="ce25" office:value-type="string">
            <text:p><text:a xlink:href="https://leadandengage.dasa.ncsu.edu/leadership/acc/">https://leadandengage.dasa.ncsu.edu/leadership/acc/</text:a> <text:a xlink:href="https://duke.qualtrics.com/jfe/form/SV_ePDdBfDG3YHnDIV">https://duke.qualtrics.com/jfe/form/SV_ePDdBfDG3YHnDIV</text:a></text:p>
          </table:table-cell>
          <table:table-cell table:number-columns-repeated="994"/>
        </table:table-row>
        <table:table-row table:style-name="ro7"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brian lackman</text:p>
          </table:table-cell>
          <table:table-cell office:value-type="string">
            <text:p>leadershape institute contact</text:p>
          </table:table-cell>
          <table:table-cell table:number-columns-repeated="2"/>
          <table:table-cell table:style-name="ce9" office:value-type="string">
            <text:p> <text:a xlink:href="https://studentaffairs.duke.edu/ucae/leadership/leadership-duke/brian.lackman@duke.edu">brian.lackman@duke.edu</text:a></text:p>
          </table:table-cell>
          <table:table-cell office:value-type="string">
            <text:p>919.668.4754</text:p>
          </table:table-cell>
          <table:table-cell table:number-columns-repeated="9"/>
          <table:table-cell table:style-name="ce25" office:value-type="string">
            <text:p>LeaderShape Institute</text:p>
          </table:table-cell>
          <table:table-cell office:value-type="string">
            <text:p><text:s/>six-day intensive experience for rising sophomore, junior and senior students. It focuses on leading with integrity, solidifying a vision for a just, caring, thriving world and the importance of maintaining a healthy disregard for the impossible.</text:p>
          </table:table-cell>
          <table:table-cell/>
          <table:table-cell table:style-name="ce25" office:value-type="string">
            <text:p>March 10-15, 2019</text:p>
          </table:table-cell>
          <table:table-cell table:number-columns-repeated="2"/>
          <table:table-cell office:value-type="string">
            <text:p><text:a xlink:href="https://studentaffairs.duke.edu/ucae/leadership/leadership-duke/leadershape">https://studentaffairs.duke.edu/ucae/leadership/leadership-duke/leadershape</text:a></text:p>
          </table:table-cell>
          <table:table-cell table:number-columns-repeated="994"/>
        </table:table-row>
        <table:table-row table:style-name="ro9">
          <table:table-cell table:number-columns-repeated="8"/>
          <table:table-cell office:value-type="string">
            <text:p>Carina Carpenter</text:p>
          </table:table-cell>
          <table:table-cell office:value-type="string">
            <text:p>Auth Proj contact</text:p>
          </table:table-cell>
          <table:table-cell table:number-columns-repeated="2"/>
          <table:table-cell office:value-type="string">
            <text:p><text:a xlink:href="mailto:carina.carpenter@duke.edu">carina.carpenter@duke.edu</text:a></text:p>
          </table:table-cell>
          <table:table-cell/>
          <table:table-cell table:style-name="ce9" office:value-type="string">
            <text:p><text:a xlink:href="https://duke.qualtrics.com/jfe/form/SV_db2SyGDmc1RGNNP">https://duke.qualtrics.com/jfe/form/SV_db2SyGDmc1RGNNP</text:a></text:p>
          </table:table-cell>
          <table:table-cell table:number-columns-repeated="8"/>
          <table:table-cell office:value-type="string">
            <text:p>AUTHENTICITY PROJECT</text:p>
          </table:table-cell>
          <table:table-cell table:number-columns-repeated="2"/>
          <table:table-cell table:style-name="ce27" office:value-type="date" office:date-value="2019-11-02">
            <text:p>11/02/19</text:p>
          </table:table-cell>
          <table:table-cell table:number-columns-repeated="2"/>
          <table:table-cell table:style-name="ce25" office:value-type="string">
            <text:p><text:a xlink:href="https://studentaffairs.duke.edu/ucae/leadership/programs/duke-authenticity-project">https://studentaffairs.duke.edu/ucae/leadership/programs/duke-authenticity-project</text:a></text:p>
          </table:table-cell>
          <table:table-cell table:number-columns-repeated="994"/>
        </table:table-row>
        <table:table-row table:style-name="ro9">
          <table:table-cell table:number-columns-repeated="8"/>
          <table:table-cell office:value-type="string">
            <text:p>Jesse Simmons</text:p>
          </table:table-cell>
          <table:table-cell office:value-type="string">
            <text:p>Auth Proj contact</text:p>
          </table:table-cell>
          <table:table-cell table:number-columns-repeated="2"/>
          <table:table-cell office:value-type="string">
            <text:p><text:a xlink:href="mailto:jesse.simmons@duke.edu">jesse.simmons@duke.edu</text:a></text:p>
          </table:table-cell>
          <table:table-cell/>
          <table:table-cell table:style-name="ce9" office:value-type="string">
            <text:p><text:a xlink:href="https://duke.qualtrics.com/jfe/form/SV_db2SyGDmc1RGNNP">https://duke.qualtrics.com/jfe/form/SV_db2SyGDmc1RGNNP</text:a></text:p>
          </table:table-cell>
          <table:table-cell table:number-columns-repeated="8"/>
          <table:table-cell office:value-type="string">
            <text:p>AUTHENTICITY PROJECT</text:p>
          </table:table-cell>
          <table:table-cell table:number-columns-repeated="2"/>
          <table:table-cell table:style-name="ce27" office:value-type="date" office:date-value="2019-11-02">
            <text:p>11/02/19</text:p>
          </table:table-cell>
          <table:table-cell table:number-columns-repeated="2"/>
          <table:table-cell table:style-name="ce25" office:value-type="string">
            <text:p><text:a xlink:href="https://studentaffairs.duke.edu/ucae/leadership/programs/duke-authenticity-project">https://studentaffairs.duke.edu/ucae/leadership/programs/duke-authenticity-project</text:a></text:p>
          </table:table-cell>
          <table:table-cell table:number-columns-repeated="994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28"/>
          <table:table-cell table:style-name="ce2" office:value-type="string">
            <text:p><text:a xlink:href="https://duke.qualtrics.com/jfe/form/SV_cx3fV7d2K70Gh3D">#GotCaughtLeading Nomination Form</text:a></text:p>
          </table:table-cell>
          <table:table-cell table:style-name="ce2" office:value-type="string">
            <text:p><text:a xlink:href="https://studentaffairs.duke.edu/ucae/leadership/leadership-service-awards">https://studentaffairs.duke.edu/ucae/leadership/leadership-service-awards</text:a></text:p>
          </table:table-cell>
          <table:table-cell table:number-columns-repeated="992"/>
        </table:table-row>
        <table:table-row table:style-name="ro5">
          <table:table-cell table:number-columns-repeated="8"/>
          <table:table-cell office:value-type="string">
            <text:p>colleen scott</text:p>
          </table:table-cell>
          <table:table-cell office:value-type="string">
            <text:p>Baldwin Scholars Unsung Heroine Award contact</text:p>
          </table:table-cell>
          <table:table-cell table:number-columns-repeated="2"/>
          <table:table-cell table:style-name="ce9" office:value-type="string">
            <text:p>colleen.scott@duke.edu </text:p>
          </table:table-cell>
          <table:table-cell table:style-name="ce9" office:value-type="string">
            <text:p>919.684.6579</text:p>
          </table:table-cell>
          <table:table-cell table:style-name="ce9" office:value-type="string">
            <text:p><text:a xlink:href="https://studentaffairs.duke.edu/sites/default/files/2018-01/baldwin%20.pdf">https://studentaffairs.duke.edu/sites/default/files/2018-01/baldwin%20.pdf</text:a></text:p>
          </table:table-cell>
          <table:table-cell table:number-columns-repeated="15"/>
          <table:table-cell table:style-name="ce2" office:value-type="string">
            <text:p>Baldwin Scholars Unsung Heroine Award</text:p>
          </table:table-cell>
          <table:table-cell table:style-name="ce2" office:value-type="string">
            <text:p><text:a xlink:href="https://studentaffairs.duke.edu/sites/default/files/2018-01/baldwin%20.pdf">https://studentaffairs.duke.edu/sites/default/files/2018-01/baldwin%20.pdf</text:a> <text:a xlink:href="http://baldwinscholars.duke.edu/honorees/heroines">http://baldwinscholars.duke.edu/honorees/heroines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9" office:value-type="string">
            <text:p>Maryam Asenuga</text:p>
          </table:table-cell>
          <table:table-cell office:value-type="string">
            <text:p>Julie Anne Levey Leadership Award (2017)</text:p>
          </table:table-cell>
          <table:table-cell office:value-type="string">
            <text:p>undergrad</text:p>
          </table:table-cell>
          <table:table-cell table:number-columns-repeated="19"/>
          <table:table-cell office:value-type="string">
            <text:p>JULIE ANNE LEVEY MEMORIAL LEADERSHIP</text:p>
          </table:table-cell>
          <table:table-cell table:style-name="ce2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9" office:value-type="string">
            <text:p>Alex Gara</text:p>
          </table:table-cell>
          <table:table-cell office:value-type="string">
            <text:p>Julie Anne Levey Leadership Award (2018)</text:p>
          </table:table-cell>
          <table:table-cell office:value-type="string">
            <text:p>undergrad</text:p>
          </table:table-cell>
          <table:table-cell table:number-columns-repeated="19"/>
          <table:table-cell office:value-type="string">
            <text:p>JULIE ANNE LEVEY MEMORIAL LEADERSHIP</text:p>
          </table:table-cell>
          <table:table-cell table:style-name="ce2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2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6"/>
          <table:table-cell table:style-name="ce11" office:value-type="string">
            <text:p>LB Bergene</text:p>
          </table:table-cell>
          <table:table-cell office:value-type="string">
            <text:p>contact for Julie Anne Levey Leadership Award (2018)</text:p>
          </table:table-cell>
          <table:table-cell table:number-columns-repeated="2"/>
          <table:table-cell office:value-type="string">
            <text:p>lb.bergene@duke.edu</text:p>
          </table:table-cell>
          <table:table-cell table:number-columns-repeated="17"/>
          <table:table-cell office:value-type="string">
            <text:p>JULIE ANNE LEVEY MEMORIAL LEADERSHIP</text:p>
          </table:table-cell>
          <table:table-cell table:style-name="ce2" office:value-type="string">
            <text:p><text:a xlink:href="https://studentaffairs.duke.edu/hdrl/student-leadership/julie-anne-levey-award">https://studentaffairs.duke.edu/hdrl/student-leadership/julie-anne-levey-award</text:a></text:p>
          </table:table-cell>
          <table:table-cell table:number-columns-repeated="992"/>
        </table:table-row>
        <table:table-row table:style-name="ro4"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brian lackman</text:p>
          </table:table-cell>
          <table:table-cell office:value-type="string">
            <text:p>Contact for STUDENT AFFAIRS DISTINGUISHED LEADERSHIP AND SERVICE AWARD</text:p>
          </table:table-cell>
          <table:table-cell table:number-columns-repeated="2"/>
          <table:table-cell table:style-name="ce9" office:value-type="string">
            <text:p> <text:a xlink:href="https://studentaffairs.duke.edu/ucae/leadership/leadership-duke/brian.lackman@duke.edu">brian.lackman@duke.edu</text:a></text:p>
          </table:table-cell>
          <table:table-cell office:value-type="string">
            <text:p>919.668.4754</text:p>
          </table:table-cell>
          <table:table-cell table:number-columns-repeated="16"/>
          <table:table-cell office:value-type="string">
            <text:p>STUDENT AFFAIRS DISTINGUISHED LEADERSHIP AND SERVICE AWARD</text:p>
          </table:table-cell>
          <table:table-cell table:style-name="ce2" office:value-type="string">
            <text:p><text:a xlink:href="https://studentaffairs.duke.edu/ucae/leadership/leadership-service-awards/student-affairs-distinguished-leadership-and-service-award">https://studentaffairs.duke.edu/ucae/leadership/leadership-service-awards/student-affairs-distinguished-leadership-and-service-award</text:a></text:p>
          </table:table-cell>
          <table:table-cell table:number-columns-repeated="992"/>
        </table:table-row>
        <table:table-row table:style-name="ro11">
          <table:table-cell table:number-columns-repeated="8"/>
          <table:table-cell table:style-name="ce12" office:value-type="string">
            <text:p>Ana Ramirez</text:p>
          </table:table-cell>
          <table:table-cell office:value-type="string">
            <text:p>student</text:p>
          </table:table-cell>
          <table:table-cell table:number-columns-repeated="2"/>
          <table:table-cell table:style-name="ce9" office:value-type="string">
            <text:p>ana.ramirez@duke.edu</text:p>
          </table:table-cell>
          <table:table-cell/>
          <table:table-cell table:style-name="ce9" office:value-type="string">
            <text:p><text:a xlink:href="https://rubensteinscholars.duke.edu/our-scholars/ana-gabriela-ramirez">https://rubensteinscholars.duke.edu/our-scholars/ana-gabriela-ramirez</text:a></text:p>
          </table:table-cell>
          <table:table-cell table:number-columns-repeated="15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12" office:value-type="string">
            <text:p>Adela Deanova</text:p>
          </table:table-cell>
          <table:table-cell office:value-type="string">
            <text:p>student</text:p>
          </table:table-cell>
          <table:table-cell table:number-columns-repeated="2"/>
          <table:table-cell office:value-type="string">
            <text:p><text:a xlink:href="mailto:adela.deanova@duke.edu">adela.deanova@duke.edu</text:a></text:p>
          </table:table-cell>
          <table:table-cell/>
          <table:table-cell table:style-name="ce9" office:value-type="string">
            <text:p><text:a xlink:href="https://philosophy.duke.edu/people/adela-deanova">https://philosophy.duke.edu/people/adela-deanova</text:a></text:p>
          </table:table-cell>
          <table:table-cell table:number-columns-repeated="15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7">
          <table:table-cell table:number-columns-repeated="8"/>
          <table:table-cell table:style-name="ce12" office:value-type="string">
            <text:p>Elizabeth Barahona</text:p>
          </table:table-cell>
          <table:table-cell office:value-type="string">
            <text:p>student</text:p>
          </table:table-cell>
          <table:table-cell table:number-columns-repeated="2"/>
          <table:table-cell office:value-type="string">
            <text:p><text:a xlink:href="mailto:Elizabeth.Barahona@duke.edu">Elizabeth.Barahona@duke.edu</text:a></text:p>
          </table:table-cell>
          <table:table-cell/>
          <table:table-cell table:style-name="ce9" office:value-type="string">
            <text:p><text:a xlink:href="https://baldwinscholars.duke.edu/node/51">https://baldwinscholars.duke.edu/node/51</text:a> <text:s/><text:a xlink:href="https://www.linkedin.com/in/elizabethbarahona/">https://www.linkedin.com/in/elizabethbarahona/</text:a></text:p>
          </table:table-cell>
          <table:table-cell table:number-columns-repeated="15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12" office:value-type="string">
            <text:p>Melissa Beretta</text:p>
          </table:table-cell>
          <table:table-cell office:value-type="string">
            <text:p>student</text:p>
          </table:table-cell>
          <table:table-cell table:number-columns-repeated="2"/>
          <table:table-cell office:value-type="string">
            <text:p><text:a xlink:href="mailto:melissa.beretta@duke.edu">melissa.beretta@duke.edu</text:a></text:p>
          </table:table-cell>
          <table:table-cell table:number-columns-repeated="17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12" office:value-type="string">
            <text:p>Eliza Moreno</text:p>
          </table:table-cell>
          <table:table-cell table:number-columns-repeated="21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12" office:value-type="string">
            <text:p>Katie Wyatt</text:p>
          </table:table-cell>
          <table:table-cell table:number-columns-repeated="21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9">
          <table:table-cell table:number-columns-repeated="8"/>
          <table:table-cell table:style-name="ce9" office:value-type="string">
            <text:p>Julia Roberts</text:p>
          </table:table-cell>
          <table:table-cell table:number-columns-repeated="21"/>
          <table:table-cell office:value-type="string">
            <text:p>WOMc Awards </text:p>
          </table:table-cell>
          <table:table-cell table:style-name="ce2" office:value-type="string">
            <text:p><text:a xlink:href="https://studentaffairs.duke.edu/wc/programs-services/womc">https://studentaffairs.duke.edu/wc/programs-services/womc</text:a></text:p>
          </table:table-cell>
          <table:table-cell table:number-columns-repeated="992"/>
        </table:table-row>
        <table:table-row table:style-name="ro4">
          <table:table-cell table:number-columns-repeated="8"/>
          <table:table-cell table:style-name="ce9" office:value-type="string">
            <text:p>SHERRYL BROVERMAN, PHD </text:p>
          </table:table-cell>
          <table:table-cell table:style-name="ce13" office:value-type="string">
            <text:p>Algernon Sydney Sullivan Award Recipient Duke University 2016 </text:p>
          </table:table-cell>
          <table:table-cell/>
          <table:table-cell office:value-type="string">
            <text:p>Department of Biology and Duke Global Health Institute</text:p>
          </table:table-cell>
          <table:table-cell table:number-columns-repeated="2"/>
          <table:table-cell table:style-name="ce9" office:value-type="string">
            <text:p><text:a xlink:href="https://provost.duke.edu/sites/all/files/Sullivan-Citation-Sherryl-Broverman.pdf">https://provost.duke.edu/sites/all/files/Sullivan-Citation-Sherryl-Broverman.pdf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table:style-name="ce9" office:value-type="string">
            <text:p>Barbara Dotson </text:p>
          </table:table-cell>
          <table:table-cell office:value-type="string">
            <text:p>2012 Algernon Sydney Sullivan Award Winner</text:p>
          </table:table-cell>
          <table:table-cell/>
          <table:table-cell office:value-type="string">
            <text:p>Duke University Watts School of Nursing</text:p>
          </table:table-cell>
          <table:table-cell table:number-columns-repeated="2"/>
          <table:table-cell table:style-name="ce9" office:value-type="string">
            <text:p><text:a xlink:href="https://provost.duke.edu/sites/all/files/Dotson.pdf">https://provost.duke.edu/sites/all/files/Dotson.pdf</text:a></text:p>
          </table:table-cell>
          <table:table-cell table:number-columns-repeated="1009"/>
        </table:table-row>
        <table:table-row table:style-name="ro12">
          <table:table-cell table:number-columns-repeated="8"/>
          <table:table-cell table:style-name="ce9" office:value-type="string">
            <text:p>Barbara Lau</text:p>
          </table:table-cell>
          <table:table-cell table:style-name="ce9" office:value-type="string">
            <text:p>2011Algernon Sydney Sullivan Award</text:p>
          </table:table-cell>
          <table:table-cell/>
          <table:table-cell table:style-name="ce9" office:value-type="string">
            <text:p>Director, Pauli Murray Project, Duke University Human Rights Center</text:p>
          </table:table-cell>
          <table:table-cell table:number-columns-repeated="2"/>
          <table:table-cell table:style-name="ce9" office:value-type="string">
            <text:p><text:a xlink:href="https://provost.duke.edu/sites/all/files/BarbaraLauCitation.pdf">https://provost.duke.edu/sites/all/files/BarbaraLauCitation.pdf</text:a></text:p>
          </table:table-cell>
          <table:table-cell table:number-columns-repeated="1009"/>
        </table:table-row>
        <table:table-row table:style-name="ro7">
          <table:table-cell table:number-columns-repeated="8"/>
          <table:table-cell office:value-type="string">
            <text:p>Jeanette Stokes</text:p>
          </table:table-cell>
          <table:table-cell office:value-type="string">
            <text:p>founder,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9" office:value-type="string">
            <text:p> <text:a xlink:href="mailto:jeanette@rcwms.org">jeanette@rcwms.org</text:a></text:p>
          </table:table-cell>
          <table:table-cell/>
          <table:table-cell table:style-name="ce9" office:value-type="string">
            <text:p><text:a xlink:href="https://rcwms.org/">https://rcwms.org/</text:a></text:p>
          </table:table-cell>
          <table:table-cell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5"/>
        </table:table-row>
        <table:table-row table:style-name="ro7">
          <table:table-cell table:number-columns-repeated="8"/>
          <table:table-cell table:style-name="ce9" office:value-type="string">
            <text:p>Jennifer McGovern</text:p>
          </table:table-cell>
          <table:table-cell table:style-name="ce9" office:value-type="string">
            <text:p>Administrative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9" office:value-type="string">
            <text:p><text:a xlink:href="mailto:jennifer@rcwms.org">jennifer@rcwms.org</text:a></text:p>
          </table:table-cell>
          <table:table-cell/>
          <table:table-cell table:style-name="ce9" office:value-type="string">
            <text:p><text:a xlink:href="https://rcwms.org/">https://rcwms.org/</text:a></text:p>
          </table:table-cell>
          <table:table-cell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5"/>
        </table:table-row>
        <table:table-row table:style-name="ro7">
          <table:table-cell table:number-columns-repeated="8"/>
          <table:table-cell table:style-name="ce9" office:value-type="string">
            <text:p>Meghan Florian</text:p>
          </table:table-cell>
          <table:table-cell table:style-name="ce9" office:value-type="string">
            <text:p>Communications Director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9" office:value-type="string">
            <text:p><text:a xlink:href="mailto:meghan@rcwms.org">meghan@rcwms.org</text:a></text:p>
          </table:table-cell>
          <table:table-cell/>
          <table:table-cell table:style-name="ce9" office:value-type="string">
            <text:p><text:a xlink:href="https://rcwms.org/">https://rcwms.org/</text:a></text:p>
          </table:table-cell>
          <table:table-cell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5"/>
        </table:table-row>
        <table:table-row table:style-name="ro6">
          <table:table-cell table:number-columns-repeated="8"/>
          <table:table-cell table:style-name="ce9" office:value-type="string">
            <text:p>Rebecca Welper</text:p>
          </table:table-cell>
          <table:table-cell table:style-name="ce9" office:value-type="string">
            <text:p>Director of Development &amp; Special Projects</text:p>
          </table:table-cell>
          <table:table-cell/>
          <table:table-cell office:value-type="string">
            <text:p>Resource Center for Women and Ministry in the South</text:p>
          </table:table-cell>
          <table:table-cell table:style-name="ce9" office:value-type="string">
            <text:p><text:a xlink:href="mailto:rebecca@rcwms.org">rebecca@rcwms.org</text:a></text:p>
          </table:table-cell>
          <table:table-cell/>
          <table:table-cell table:style-name="ce9" office:value-type="string">
            <text:p><text:a xlink:href="https://rcwms.org/">https://rcwms.org/</text:a></text:p>
          </table:table-cell>
          <table:table-cell office:value-type="string">
            <text:p>Resource Center for Women and Ministry in the South</text:p>
          </table:table-cell>
          <table:table-cell/>
          <table:table-cell office:value-type="string">
            <text:p>Durham, NC</text:p>
          </table:table-cell>
          <table:table-cell office:value-type="string">
            <text:p>feminism and spirituality into a vision of justice for the world.</text:p>
            <text:p/>
            <text:p>We began in 1977 to support and connect women who understood their lives and work as ministry. Over the years, we have expanded to include a wide variety of programs and resources on feminism, faith, creativity, spirituality, and justice. Please join us.</text:p>
          </table:table-cell>
          <table:table-cell table:number-columns-repeated="1005"/>
        </table:table-row>
        <table:table-row table:style-name="ro9">
          <table:table-cell table:number-columns-repeated="8"/>
          <table:table-cell table:style-name="ce12" office:value-type="string">
            <text:p>Emilie Dye</text:p>
          </table:table-cell>
          <table:table-cell office:value-type="string">
            <text:p>Director of Student Engagement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8"/>
        </table:table-row>
        <table:table-row table:style-name="ro9">
          <table:table-cell table:number-columns-repeated="8"/>
          <table:table-cell table:style-name="ce12" office:value-type="string">
            <text:p>Anna Lehnen</text:p>
          </table:table-cell>
          <table:table-cell office:value-type="string">
            <text:p>Associate Director of Student Engagement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8"/>
        </table:table-row>
        <table:table-row table:style-name="ro9">
          <table:table-cell table:number-columns-repeated="8"/>
          <table:table-cell office:value-type="string">
            <text:p>Brian Lackman</text:p>
          </table:table-cell>
          <table:table-cell office:value-type="string">
            <text:p>Assistant Director, Center for Leadership Development and Social Action</text:p>
          </table:table-cell>
          <table:table-cell/>
          <table:table-cell office:value-type="string">
            <text:p>The UCAE Center for Leadership Development and Social Action</text:p>
          </table:table-cell>
          <table:table-cell office:value-type="string">
            <text:p><text:a xlink:href="mailto:Brian.lackman@duke.edu">Brian.lackman@duke.edu</text:a></text:p>
          </table:table-cell>
          <table:table-cell office:value-type="string">
            <text:p>919-668-4754</text:p>
          </table:table-cell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8"/>
        </table:table-row>
        <table:table-row table:style-name="ro4">
          <table:table-cell table:number-columns-repeated="8"/>
          <table:table-cell office:value-type="string">
            <text:p/>
            <text:p>Josephine McKelvy</text:p>
          </table:table-cell>
          <table:table-cell office:value-type="string">
            <text:p>Graduate Assistant</text:p>
          </table:table-cell>
          <table:table-cell/>
          <table:table-cell office:value-type="string">
            <text:p>PPGWLI</text:p>
          </table:table-cell>
          <table:table-cell office:value-type="string">
            <text:p><text:a xlink:href="mailto:josephine.mckelvy@duke.edu">josephine.mckelvy@duke.edu</text:a></text:p>
          </table:table-cell>
          <table:table-cell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PPGWLI</text:p>
          </table:table-cell>
          <table:table-cell table:number-columns-repeated="1008"/>
        </table:table-row>
        <table:table-row table:style-name="ro9">
          <table:table-cell table:number-columns-repeated="8"/>
          <table:table-cell table:style-name="ce12" office:value-type="string">
            <text:p>Stephanie Hilton</text:p>
          </table:table-cell>
          <table:table-cell table:number-columns-repeated="2"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8"/>
        </table:table-row>
        <table:table-row table:style-name="ro9">
          <table:table-cell table:number-columns-repeated="8"/>
          <table:table-cell table:style-name="ce12" office:value-type="string">
            <text:p>Sena Kpodzro</text:p>
          </table:table-cell>
          <table:table-cell office:value-type="string">
            <text:p>student employee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8"/>
        </table:table-row>
        <table:table-row table:style-name="ro9">
          <table:table-cell table:number-columns-repeated="8"/>
          <table:table-cell table:style-name="ce12" office:value-type="string">
            <text:p>Christine Seo </text:p>
          </table:table-cell>
          <table:table-cell office:value-type="string">
            <text:p>student employee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office:value-type="string">
            <text:p>The UCAE Center for Leadership Development and Social Action</text:p>
          </table:table-cell>
          <table:table-cell table:number-columns-repeated="1008"/>
        </table:table-row>
        <table:table-row table:style-name="ro9">
          <table:table-cell table:number-columns-repeated="8"/>
          <table:table-cell table:style-name="ce12" office:value-type="string">
            <text:p>Helen Yang</text:p>
          </table:table-cell>
          <table:table-cell office:value-type="string">
            <text:p>student employee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table:style-name="ce12" office:value-type="string">
            <text:p>Claire Breen</text:p>
          </table:table-cell>
          <table:table-cell office:value-type="string">
            <text:p>student employee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table:style-name="ce12" office:value-type="string">
            <text:p>Tatiana Tian</text:p>
          </table:table-cell>
          <table:table-cell office:value-type="string">
            <text:p>student employee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09"/>
        </table:table-row>
        <table:table-row table:style-name="ro9">
          <table:table-cell table:number-columns-repeated="8"/>
          <table:table-cell table:style-name="ce12" office:value-type="string">
            <text:p>Elizabeth Lee</text:p>
          </table:table-cell>
          <table:table-cell office:value-type="string">
            <text:p>student employee</text:p>
          </table:table-cell>
          <table:table-cell/>
          <table:table-cell office:value-type="string">
            <text:p>The 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about-us/teams/leadership-development-and-social-action">https://studentaffairs.duke.edu/ucae/about-us/teams/leadership-development-and-social-action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Betsy Alde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Program in Education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Paris Andrew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TIP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Nick Antonicci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enter for Sexual and Gender Diversity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eslie Barn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tudent Athlete Development, Athletics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Tearria Beck-Scot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: Student Involvement</text:p>
          </table:table-cell>
          <table:table-cell office:value-type="string">
            <text:p>tearria.beck.scott@duke.edu</text:p>
          </table:table-cell>
          <table:table-cell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style-name="ce19" office:value-type="string">
            <text:p><text:a xlink:href="https://studentaffairs.duke.edu/ucae/about-us/teams/student-involvement">https://studentaffairs.duke.edu/ucae/about-us/teams/student-involvement</text:a></text:p>
          </table:table-cell>
          <table:table-cell table:number-columns-repeated="1008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Tony Brow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Hart Leadership Program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usan Jam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Hart Leadership Program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lec Greenwald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Trinity Colleg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eredith Caspe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Engag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atie Collera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nette Wood Crowle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.N. Duke Scholars Program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reg Dal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Athletics Leadership Program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mily Durham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Rubenstein-Bing Student Athlete Civic Engagement Program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hristian Ferne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Kenan Institute for Ethics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n Fr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USF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hristopher Gerge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Innovation and Entrepreneurship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ephanie Glove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Robertson Scholars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eslie Perkin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Civic Engagement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eorge Grody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Markets and Management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sse Simmon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 Center for Leadership Development and Social Action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eve Hick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ass Connections - Energy Initiativ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liza Matthew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-Durham Neighborhood Partnership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dam Hollowel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Chapel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evin Hoch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Innovation and Entrepreneurship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nghee Jeo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International Hous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eb Johnso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ndergraduate Education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reg Jon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ivinity School and Faith &amp; Leadership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arina Carpente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East Campus Residence Lif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Girija Mahaja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ommunity Service Center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elly Cohen Mazurowski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ommunity Service Center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ralis Mercado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Wellness Center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m Miglares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-Durham Neighborhood Partnership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laine Penros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Robertson Scholars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acy Peterso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ass Connections - Energy Initiativ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tephanie Helms Picket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Women's Center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avid Pittma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UCAE Student Lif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omonique Redmond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ommunity Service Center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olleen Scot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Baldwin Scholars Program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nyin Sia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uqua/Coach K Center on Leadership and Ethics (COLE)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im Sitki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uqua/Coach K Center on Leadership and Ethics (COLE)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hanci Robinso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Housing, Dining Residence Life (HDRL)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nna Li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Assessment and Research, Student Affairs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ristin Wright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Engage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cott Yakola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Athletics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ane Emmerli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ervice-Learning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BJ Rudel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POLIS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lison Rabi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inancial Aid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Haley Broadhead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inancial Aid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Amy Unell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pecial Projects-Arts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Cole Taylo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Assessment and Research-Student Affairs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Dean Taylor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Feagin Leadership Program-School of Medicine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Emilie Dye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Fraternity and Sorority Life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Sally Hick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Leadership Education-Divinity School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Irina Adam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the Provost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ane Morri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USF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essica Sperling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Social Science Research Institute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’nai Adam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enter for Multicultural Affairs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Justin Clapp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avid M. Rubenstein Scholars Program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Kiah Glen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enter for Muslin Life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aura How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Office of the Provost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onique Harri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Academic Resource Center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organ William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avid M. Rubenstein Scholars Program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Nicki Charles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Summer Session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Willie Green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Duke Alumni Association 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rtinez -Zuniga</text:p>
          </table:table-cell>
          <table:table-cell/>
          <table:table-cell office:value-type="string">
            <text:p>student affairs LEADERSHIP EDUCATORS COLLABORATIVE participant</text:p>
          </table:table-cell>
          <table:table-cell office:value-type="string">
            <text:p>Career Center</text:p>
          </table:table-cell>
          <table:table-cell table:number-columns-repeated="2"/>
          <table:table-cell table:style-name="ce9" office:value-type="string">
            <text:p><text:a xlink:href="https://studentaffairs.duke.edu/ucae/leadership/leadership-educators-collaborative">https://studentaffairs.duke.edu/ucae/leadership/leadership-educators-collaborative</text:a>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beth osteen</text:p>
          </table:table-cell>
          <table:table-cell table:number-columns-repeated="3"/>
          <table:table-cell office:value-type="string">
            <text:p>bosteen@duke.edu</text:p>
          </table:table-cell>
          <table:table-cell/>
          <table:table-cell table:style-name="ce9" office:value-type="string">
            <text:p><text:a xlink:href="https://hart.sanford.duke.edu/contact-us/">https://hart.sanford.duke.edu/contact-us/</text:a></text:p>
          </table:table-cell>
          <table:table-cell office:value-type="string">
            <text:p>hart leadership program</text:p>
          </table:table-cell>
          <table:table-cell office:value-type="string">
            <text:p>sanford institute</text:p>
          </table:table-cell>
          <table:table-cell office:value-type="string">
            <text:p>duke</text:p>
          </table:table-cell>
          <table:table-cell office:value-type="string">
            <text:p>leadership for public life</text:p>
          </table:table-cell>
          <table:table-cell table:number-columns-repeated="3"/>
          <table:table-cell table:style-name="ce19" office:value-type="string">
            <text:p><text:a xlink:href="https://hart.sanford.duke.edu/contact-us/">https://hart.sanford.duke.edu/contact-us/</text:a></text:p>
          </table:table-cell>
          <table:table-cell table:number-columns-repeated="1001"/>
        </table:table-row>
        <table:table-row table:style-name="ro9"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Nicholas antonicci</text:p>
          </table:table-cell>
          <table:table-cell table:style-name="ce9" office:value-type="string">
            <text:p><text:a xlink:href="https://studentaffairs.duke.edu/csgd/about-us/center-sexual-and-gender-diversity-staff#expand-accordion-5199">Director, Center for Sexual and Gender Diversity</text:a></text:p>
          </table:table-cell>
          <table:table-cell/>
          <table:table-cell office:value-type="string">
            <text:p>CENTER FOR SEXUAL AND GENDER DIVERSITY</text:p>
          </table:table-cell>
          <table:table-cell office:value-type="string">
            <text:p>nicholas.antonicci@duke.edu</text:p>
          </table:table-cell>
          <table:table-cell office:value-type="string">
            <text:p>919-684-6607 </text:p>
          </table:table-cell>
          <table:table-cell/>
          <table:table-cell office:value-type="string">
            <text:p>CENTER FOR SEXUAL AND GENDER DIVERSITY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angel collie</text:p>
          </table:table-cell>
          <table:table-cell table:style-name="ce9" office:value-type="string">
            <text:p><text:a xlink:href="https://studentaffairs.duke.edu/csgd/about-us/center-sexual-and-gender-diversity-staff#expand-accordion-5200">Assistant Director, Center for Sexual and Gender Diversity</text:a></text:p>
          </table:table-cell>
          <table:table-cell/>
          <table:table-cell office:value-type="string">
            <text:p>CENTER FOR SEXUAL AND GENDER DIVERSITY</text:p>
          </table:table-cell>
          <table:table-cell office:value-type="string">
            <text:p><text:a xlink:href="mailto:angel.collie@duke.edu">angel.collie@duke.edu</text:a></text:p>
          </table:table-cell>
          <table:table-cell office:value-type="string">
            <text:p>919-681-4695</text:p>
          </table:table-cell>
          <table:table-cell/>
          <table:table-cell office:value-type="string">
            <text:p>CENTER FOR SEXUAL AND GENDER DIVERSITY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brittney brown</text:p>
          </table:table-cell>
          <table:table-cell table:style-name="ce9" office:value-type="string">
            <text:p><text:a xlink:href="https://studentaffairs.duke.edu/csgd/about-us/center-sexual-and-gender-diversity-staff#expand-accordion-5202">Office Coordinator, Center for Sexual and Gender Diversity</text:a></text:p>
          </table:table-cell>
          <table:table-cell/>
          <table:table-cell office:value-type="string">
            <text:p>CENTER FOR SEXUAL AND GENDER DIVERSITY</text:p>
          </table:table-cell>
          <table:table-cell office:value-type="string">
            <text:p><text:a xlink:href="mailto:brittney.brown@duke.edu">brittney.brown@duke.edu</text:a></text:p>
          </table:table-cell>
          <table:table-cell office:value-type="string">
            <text:p>919-684-6607</text:p>
          </table:table-cell>
          <table:table-cell/>
          <table:table-cell office:value-type="string">
            <text:p>CENTER FOR SEXUAL AND GENDER DIVERSITY</text:p>
          </table:table-cell>
          <table:table-cell table:number-columns-repeated="1008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womenctr@duke.edu</text:p>
          </table:table-cell>
          <table:table-cell table:style-name="ce14" office:value-type="string">
            <text:p>919-684-3897</text:p>
          </table:table-cell>
          <table:table-cell/>
          <table:table-cell office:value-type="string">
            <text:p>Duke University Women's Center</text:p>
          </table:table-cell>
          <table:table-cell/>
          <table:table-cell office:value-type="string">
            <text:p>duke</text:p>
          </table:table-cell>
          <table:table-cell office:value-type="string">
            <text:p>helping every woman at Duke become self-assured</text:p>
          </table:table-cell>
          <table:table-cell table:style-name="ce19" office:value-type="string">
            <text:p><text:a xlink:href="https://studentaffairs.duke.edu/wc/resource-collection">https://studentaffairs.duke.edu/wc/resource-collection</text:a></text:p>
          </table:table-cell>
          <table:table-cell table:style-name="ce19" table:number-columns-repeated="2"/>
          <table:table-cell table:style-name="ce19" office:value-type="string">
            <text:p><text:a xlink:href="https://studentaffairs.duke.edu/wc">https://studentaffairs.duke.edu/wc</text:a></text:p>
          </table:table-cell>
          <table:table-cell office:value-type="string">
            <text:p>KORU MINDFULNESS</text:p>
          </table:table-cell>
          <table:table-cell/>
          <table:table-cell office:value-type="string">
            <text:p>women's center, nasher</text:p>
          </table:table-cell>
          <table:table-cell table:style-name="ce26" office:value-type="date" office:date-value="2019-02-25">
            <text:p>02/25/19</text:p>
          </table:table-cell>
          <table:table-cell table:number-columns-repeated="997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womenctr@duke.edu</text:p>
          </table:table-cell>
          <table:table-cell table:style-name="ce14" office:value-type="string">
            <text:p>919-684-3897</text:p>
          </table:table-cell>
          <table:table-cell/>
          <table:table-cell office:value-type="string">
            <text:p>Duke University Women's Center</text:p>
          </table:table-cell>
          <table:table-cell/>
          <table:table-cell office:value-type="string">
            <text:p>duke</text:p>
          </table:table-cell>
          <table:table-cell office:value-type="string">
            <text:p>helping every woman at Duke become self-assured</text:p>
          </table:table-cell>
          <table:table-cell table:style-name="ce19" office:value-type="string">
            <text:p><text:a xlink:href="https://studentaffairs.duke.edu/wc/resource-collection">https://studentaffairs.duke.edu/wc/resource-collection</text:a></text:p>
          </table:table-cell>
          <table:table-cell table:style-name="ce19" table:number-columns-repeated="2"/>
          <table:table-cell table:style-name="ce19" office:value-type="string">
            <text:p><text:a xlink:href="https://studentaffairs.duke.edu/wc">https://studentaffairs.duke.edu/wc</text:a></text:p>
          </table:table-cell>
          <table:table-cell office:value-type="string">
            <text:p>KORU MINDFULNESS</text:p>
          </table:table-cell>
          <table:table-cell/>
          <table:table-cell office:value-type="string">
            <text:p>women's center, nasher</text:p>
          </table:table-cell>
          <table:table-cell table:style-name="ce26" office:value-type="date" office:date-value="2019-03-20">
            <text:p>03/20/19</text:p>
          </table:table-cell>
          <table:table-cell table:number-columns-repeated="997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womenctr@duke.edu</text:p>
          </table:table-cell>
          <table:table-cell table:style-name="ce14" office:value-type="string">
            <text:p>919-684-3897</text:p>
          </table:table-cell>
          <table:table-cell/>
          <table:table-cell office:value-type="string">
            <text:p>Duke University Women's Center</text:p>
          </table:table-cell>
          <table:table-cell/>
          <table:table-cell office:value-type="string">
            <text:p>duke</text:p>
          </table:table-cell>
          <table:table-cell office:value-type="string">
            <text:p>helping every woman at Duke become self-assured</text:p>
          </table:table-cell>
          <table:table-cell table:style-name="ce19" office:value-type="string">
            <text:p><text:a xlink:href="https://studentaffairs.duke.edu/wc/resource-collection">https://studentaffairs.duke.edu/wc/resource-collection</text:a></text:p>
          </table:table-cell>
          <table:table-cell table:style-name="ce19" table:number-columns-repeated="2"/>
          <table:table-cell table:style-name="ce19" office:value-type="string">
            <text:p><text:a xlink:href="https://studentaffairs.duke.edu/wc">https://studentaffairs.duke.edu/wc</text:a></text:p>
          </table:table-cell>
          <table:table-cell office:value-type="string">
            <text:p>KORU MINDFULNESS</text:p>
          </table:table-cell>
          <table:table-cell/>
          <table:table-cell office:value-type="string">
            <text:p>women's center, nasher</text:p>
          </table:table-cell>
          <table:table-cell table:style-name="ce26" office:value-type="date" office:date-value="2019-03-27">
            <text:p>03/27/19</text:p>
          </table:table-cell>
          <table:table-cell table:number-columns-repeated="997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womenctr@duke.edu</text:p>
          </table:table-cell>
          <table:table-cell table:style-name="ce14" office:value-type="string">
            <text:p>919-684-3897</text:p>
          </table:table-cell>
          <table:table-cell/>
          <table:table-cell office:value-type="string">
            <text:p>Duke University Women's Center</text:p>
          </table:table-cell>
          <table:table-cell/>
          <table:table-cell office:value-type="string">
            <text:p>duke</text:p>
          </table:table-cell>
          <table:table-cell office:value-type="string">
            <text:p>helping every woman at Duke become self-assured</text:p>
          </table:table-cell>
          <table:table-cell table:style-name="ce19" office:value-type="string">
            <text:p><text:a xlink:href="https://studentaffairs.duke.edu/wc/resource-collection">https://studentaffairs.duke.edu/wc/resource-collection</text:a></text:p>
          </table:table-cell>
          <table:table-cell table:style-name="ce19" table:number-columns-repeated="2"/>
          <table:table-cell table:style-name="ce19" office:value-type="string">
            <text:p><text:a xlink:href="https://studentaffairs.duke.edu/wc">https://studentaffairs.duke.edu/wc</text:a></text:p>
          </table:table-cell>
          <table:table-cell office:value-type="string">
            <text:p>KORU MINDFULNESS</text:p>
          </table:table-cell>
          <table:table-cell/>
          <table:table-cell office:value-type="string">
            <text:p>women's center, nasher</text:p>
          </table:table-cell>
          <table:table-cell table:style-name="ce26" office:value-type="date" office:date-value="2019-04-02">
            <text:p>04/02/19</text:p>
          </table:table-cell>
          <table:table-cell table:number-columns-repeated="997"/>
        </table:table-row>
        <table:table-row table:style-name="ro9"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womenctr@duke.edu</text:p>
          </table:table-cell>
          <table:table-cell table:style-name="ce14" office:value-type="string">
            <text:p>919-684-3897</text:p>
          </table:table-cell>
          <table:table-cell/>
          <table:table-cell office:value-type="string">
            <text:p>Duke University Women's Center</text:p>
          </table:table-cell>
          <table:table-cell/>
          <table:table-cell office:value-type="string">
            <text:p>duke</text:p>
          </table:table-cell>
          <table:table-cell office:value-type="string">
            <text:p>helping every woman at Duke become self-assured</text:p>
          </table:table-cell>
          <table:table-cell table:style-name="ce19" office:value-type="string">
            <text:p><text:a xlink:href="https://studentaffairs.duke.edu/wc/resource-collection">https://studentaffairs.duke.edu/wc/resource-collection</text:a></text:p>
          </table:table-cell>
          <table:table-cell table:style-name="ce19" table:number-columns-repeated="2"/>
          <table:table-cell table:style-name="ce19" office:value-type="string">
            <text:p><text:a xlink:href="https://studentaffairs.duke.edu/wc">https://studentaffairs.duke.edu/wc</text:a></text:p>
          </table:table-cell>
          <table:table-cell office:value-type="string">
            <text:p>KORU MINDFULNESS</text:p>
          </table:table-cell>
          <table:table-cell/>
          <table:table-cell office:value-type="string">
            <text:p>women's center, nasher</text:p>
          </table:table-cell>
          <table:table-cell table:style-name="ce26" office:value-type="date" office:date-value="2019-04-04">
            <text:p>04/04/19</text:p>
          </table:table-cell>
          <table:table-cell table:number-columns-repeated="997"/>
        </table:table-row>
        <table:table-row table:style-name="ro7">
          <table:table-cell table:number-columns-repeated="8"/>
          <table:table-cell office:value-type="string">
            <text:p>Sheila Broderick</text:p>
          </table:table-cell>
          <table:table-cell office:value-type="string">
            <text:p>Gender Violence Intervention Services Coordinator</text:p>
          </table:table-cell>
          <table:table-cell/>
          <table:table-cell office:value-type="string">
            <text:p>Duke University Women's Center</text:p>
          </table:table-cell>
          <table:table-cell table:style-name="ce9" office:value-type="string">
            <text:p><text:a xlink:href="mailto:sheila.broderick@duke.edu">sheila.broderick@duke.edu</text:a></text:p>
          </table:table-cell>
          <table:table-cell table:style-name="ce9" office:value-type="string">
            <text:p> 919-684-3897</text:p>
          </table:table-cell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7">
          <table:table-cell table:number-columns-repeated="8"/>
          <table:table-cell office:value-type="string">
            <text:p>Tiffany Benford</text:p>
          </table:table-cell>
          <table:table-cell office:value-type="string">
            <text:p>GVPI Coordinator</text:p>
          </table:table-cell>
          <table:table-cell/>
          <table:table-cell office:value-type="string">
            <text:p>Duke University Women's Center</text:p>
          </table:table-cell>
          <table:table-cell table:style-name="ce9" office:value-type="string">
            <text:p><text:a xlink:href="mailto:tiffany.benford@duke.edu">tiffany.benford@duke.edu</text:a></text:p>
          </table:table-cell>
          <table:table-cell table:style-name="ce9" office:value-type="string">
            <text:p>919-681-6231</text:p>
          </table:table-cell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11">
          <table:table-cell/>
          <table:table-cell office:value-type="string">
            <text:p>TODO</text:p>
          </table:table-cell>
          <table:table-cell table:number-columns-repeated="6"/>
          <table:table-cell office:value-type="string">
            <text:p>Krystal George</text:p>
          </table:table-cell>
          <table:table-cell office:value-type="string">
            <text:p>Interim Director or the Women's Center, Assistant Director for Educational Initiatives, Office of Gender Violence Prevention &amp; Intervention Show hide toggle</text:p>
            <text:p><text:s/></text:p>
          </table:table-cell>
          <table:table-cell/>
          <table:table-cell office:value-type="string">
            <text:p>Duke University Women's Center</text:p>
          </table:table-cell>
          <table:table-cell table:style-name="ce9" office:value-type="string">
            <text:p>krystal.george@duke.edu</text:p>
          </table:table-cell>
          <table:table-cell table:style-name="ce9" office:value-type="string">
            <text:p>(919) 681-9257</text:p>
          </table:table-cell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7">
          <table:table-cell/>
          <table:table-cell table:style-name="ce2" table:number-columns-repeated="2"/>
          <table:table-cell table:number-columns-repeated="5"/>
          <table:table-cell office:value-type="string">
            <text:p>Olie Cora (Bibi) Gnagno</text:p>
          </table:table-cell>
          <table:table-cell office:value-type="string">
            <text:p>Student Development Coordinator</text:p>
          </table:table-cell>
          <table:table-cell/>
          <table:table-cell office:value-type="string">
            <text:p>Duke University Women's Center</text:p>
          </table:table-cell>
          <table:table-cell table:style-name="ce9" office:value-type="string">
            <text:p><text:a xlink:href="mailto:olie.gnagno@duke.edu">olie.gnagno@duke.edu</text:a></text:p>
          </table:table-cell>
          <table:table-cell table:style-name="ce9" office:value-type="string">
            <text:p>919-684-3775</text:p>
          </table:table-cell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7">
          <table:table-cell/>
          <table:table-cell table:style-name="ce2" table:number-columns-repeated="2"/>
          <table:table-cell table:number-columns-repeated="5"/>
          <table:table-cell office:value-type="string">
            <text:p>April-Autumn Jenkins</text:p>
          </table:table-cell>
          <table:table-cell office:value-type="string">
            <text:p>Gender Violence Intervention Services Coordinator</text:p>
          </table:table-cell>
          <table:table-cell/>
          <table:table-cell office:value-type="string">
            <text:p>Duke University Women's Center</text:p>
          </table:table-cell>
          <table:table-cell table:style-name="ce9" office:value-type="string">
            <text:p><text:a xlink:href="mailto:april.jenkins@duke.edu">april.jenkins@duke.edu</text:a></text:p>
          </table:table-cell>
          <table:table-cell table:style-name="ce9" office:value-type="string">
            <text:p>919-681-3559</text:p>
          </table:table-cell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7">
          <table:table-cell/>
          <table:table-cell table:style-name="ce2" table:number-columns-repeated="2"/>
          <table:table-cell table:number-columns-repeated="5"/>
          <table:table-cell office:value-type="string">
            <text:p>Tuania Wright,</text:p>
          </table:table-cell>
          <table:table-cell office:value-type="string">
            <text:p><text:s/>Office Coordinator</text:p>
          </table:table-cell>
          <table:table-cell/>
          <table:table-cell office:value-type="string">
            <text:p>Duke University Women's Center</text:p>
          </table:table-cell>
          <table:table-cell table:style-name="ce9" office:value-type="string">
            <text:p><text:a xlink:href="mailto:tuania.wright@duke.edu">tuania.wright@duke.edu</text:a></text:p>
          </table:table-cell>
          <table:table-cell table:style-name="ce9" office:value-type="string">
            <text:p>919-681-6884</text:p>
          </table:table-cell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number-columns-repeated="5"/>
          <table:table-cell office:value-type="string">
            <text:p>Maggie Thomas 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margaret.thomas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2">
          <table:table-cell/>
          <table:table-cell table:style-name="ce2" table:number-columns-repeated="2"/>
          <table:table-cell table:number-columns-repeated="5"/>
          <table:table-cell office:value-type="string">
            <text:p>Anjali Kunapaneni 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anjali.kunapaneni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"/>
          <table:table-cell table:number-columns-repeated="5"/>
          <table:table-cell office:value-type="string">
            <text:p>Kelsey Shelofsky 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kelsey.shelofsky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9">
          <table:table-cell table:number-columns-repeated="8"/>
          <table:table-cell office:value-type="string">
            <text:p>Lauren Howell 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lauren.howell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9">
          <table:table-cell table:number-columns-repeated="8"/>
          <table:table-cell office:value-type="string">
            <text:p>Mehreen Shafqat 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mehreen.shafqat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9">
          <table:table-cell table:number-columns-repeated="8"/>
          <table:table-cell office:value-type="string">
            <text:p>Molly Paley 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molly.paley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9">
          <table:table-cell table:number-columns-repeated="8"/>
          <table:table-cell office:value-type="string">
            <text:p>Victoria Sorhegui</text:p>
          </table:table-cell>
          <table:table-cell office:value-type="string">
            <text:p>intern</text:p>
          </table:table-cell>
          <table:table-cell/>
          <table:table-cell office:value-type="string">
            <text:p>Duke University Women's Center</text:p>
          </table:table-cell>
          <table:table-cell office:value-type="string">
            <text:p>victoria.sorhegui@duke.edu</text:p>
          </table:table-cell>
          <table:table-cell/>
          <table:table-cell office:value-type="string">
            <text:p><text:a xlink:href="https://studentaffairs.duke.edu/wc/about-us/our-staff">https://studentaffairs.duke.edu/wc/about-us/our-staff</text:a></text:p>
          </table:table-cell>
          <table:table-cell office:value-type="string">
            <text:p>Duke University Women's Center</text:p>
          </table:table-cell>
          <table:table-cell table:number-columns-repeated="1008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Daisy Almonte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node/16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nnat Bakshi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nnat-bakshi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Arianna Carr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arianna-carr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yan DeVeaux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cyan-deveaux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egan Dorogi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egan-dorogi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eren Ebrem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ceren-ebrem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Elizabeth Edel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elizabeth-edel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Nonnie Egbuna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node/23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Lauren Hadley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lauren-hadley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Kala Juett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kala-juett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Ema Klugman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ema-klugman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y Lee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y-lee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ujal Manohar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node/29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Leila Milanfar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leila-milanfar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Kiburi P. Nduta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node/26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Alethea Toh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alethea-toh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Tori Williams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tori-williams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amara Wooten</text:p>
          </table:table-cell>
          <table:table-cell office:value-type="float" office:value="2020">
            <text:p>2020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node/33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harity Agasaro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charity-agasaro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dison Alvarado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dison-alvarado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ophie Elliott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sophie-elliott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ry Gooneratne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ry-gooneratne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Hawo Ibrahim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hawo-ibrahim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egan Libke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egan-libke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Lindsay Maggioncalda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lindsay-maggioncalda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amantha Messie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samantha-messie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Hannah Miao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hannah-miao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yra Navarro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yra-navarro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amia Noor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samia-noor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ria Renteria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ria-renteria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ria Rocha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ria-rocha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Lydia Smeltz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lydia-smeltz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Amelia Steinbach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amelia-steinbach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Eritrea Temesghen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eritrea-temesghen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Lauren Wein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lauren-wein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Ecehan Yurukoglu</text:p>
          </table:table-cell>
          <table:table-cell office:value-type="float" office:value="2021">
            <text:p>2021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ecehan-yurukoglu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shal Ali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shal-ali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Nora Benmamoun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nora-benmamoun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Anne Crabill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anne-crabill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Tyler Edwards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tyler-edwards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rgaret Gaw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rgaret-gaw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usana Gutierrez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susana-gutierrez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aragh Heverly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caragh-heverly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ophie Hurewitz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sophie-hurewitz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Elizabeth Loschiavo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elizabeth-loschiavo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lara Love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clara-love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Fernanda Machicao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fernanda-machicao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Dina Qiryaqoz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dina-qiryaqoz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egan Rabe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egan-rabe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Cayley Ryan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cayley-ryan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deleine Scully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deleine-scully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Samantha Streit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samantha-streit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Liyu Woldemichael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liyu-woldemichael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office:value-type="string">
            <text:p>Madeleine Yancy</text:p>
          </table:table-cell>
          <table:table-cell office:value-type="float" office:value="2022">
            <text:p>2022</text:p>
          </table:table-cell>
          <table:table-cell office:value-type="string">
            <text:p>Baldwin Scholar</text:p>
          </table:table-cell>
          <table:table-cell table:number-columns-repeated="3"/>
          <table:table-cell office:value-type="string">
            <text:p>https://baldwinscholars.duke.edu/content/madeleine-yancy</text:p>
          </table:table-cell>
          <table:table-cell office:value-type="string">
            <text:p>baldwin scholars</text:p>
          </table:table-cell>
          <table:table-cell table:number-columns-repeated="4"/>
          <table:table-cell office:value-type="string">
            <text:p><text:a xlink:href="mailto:baldwinscholars@duke.edu">baldwinscholars@duke.edu</text:a></text:p>
          </table:table-cell>
          <table:table-cell office:value-type="string">
            <text:p>919-684-6579</text:p>
          </table:table-cell>
          <table:table-cell table:style-name="ce19" office:value-type="string">
            <text:p><text:a xlink:href="https://baldwinscholars.duke.edu/">https://baldwinscholars.duke.edu/</text:a></text:p>
          </table:table-cell>
          <table:table-cell table:number-columns-repeated="1001"/>
        </table:table-row>
        <table:table-row table:style-name="ro9">
          <table:table-cell table:number-columns-repeated="7"/>
          <table:table-cell office:value-type="string">
            <text:p>x</text:p>
          </table:table-cell>
          <table:table-cell table:number-columns-repeated="7"/>
          <table:table-cell office:value-type="string">
            <text:p>Fuqua Association of Women in Business (AWIB)</text:p>
          </table:table-cell>
          <table:table-cell table:number-columns-repeated="6"/>
          <table:table-cell office:value-type="string">
            <text:p><text:a xlink:href="http://daytimemba114504.orgsync.com/org/dukeawib">http://daytimemba114504.orgsync.com/org/dukeawib</text:a></text:p>
          </table:table-cell>
          <table:table-cell office:value-type="string">
            <text:p>Weekend for Women</text:p>
          </table:table-cell>
          <table:table-cell office:value-type="string">
            <text:p>prospective fuqua applicants</text:p>
          </table:table-cell>
          <table:table-cell/>
          <table:table-cell table:style-name="ce26" office:value-type="date" office:date-value="2018-11-01">
            <text:p>11/01/18</text:p>
          </table:table-cell>
          <table:table-cell office:value-type="string">
            <text:p>fuqua</text:p>
          </table:table-cell>
          <table:table-cell/>
          <table:table-cell table:style-name="ce2" office:value-type="string">
            <text:p><text:a xlink:href="https://events.fuqua.duke.edu/weekendforwomen/">https://events.fuqua.duke.edu/weekendforwomen/</text:a></text:p>
          </table:table-cell>
          <table:table-cell table:number-columns-repeated="994"/>
        </table:table-row>
        <table:table-row table:style-name="ro9">
          <table:table-cell table:number-columns-repeated="8"/>
          <table:table-cell office:value-type="string">
            <text:p>Lauren Gage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Gabrielle R Sena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Ali Fredman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Alison Smith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Alyssa Steinmetz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Ashley King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Elise Le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Elizabeth L Kristuli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Hannah Lauber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Heather Melcher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Jenna Weiner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Jonathan Guy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Juli A Spaventa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Kali Murphy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Kate Thomas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Leah Haynesworth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Nadia Bagretsova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Paige Scofield Contijoch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Beth Henderson Davis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Sarah Arnio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Shannon Griesser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Shayla Stewart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Swati Tiwari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Joanna Guy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Ariadne Sabatoski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Avia Bui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Brooke Pierce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Elizabeth D Hartnett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Elizabeth Petersen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Emily Lu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Josefina Van Thienen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Kirti Chandak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Lauren Kirby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Liz Romanczuk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Mia Wise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Monique East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Rachel Jacobs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Sarah Younes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Sravya Durbha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Vy Huynh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Will Armour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Maya Kohli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Rachael Tucker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9">
          <table:table-cell table:number-columns-repeated="8"/>
          <table:table-cell office:value-type="string">
            <text:p>Rachel Shapiro</text:p>
          </table:table-cell>
          <table:table-cell office:value-type="string">
            <text:p>AWIB 2018-2019 Cabinet Member</text:p>
          </table:table-cell>
          <table:table-cell/>
          <table:table-cell office:value-type="string">
            <text:p>fuqua</text:p>
          </table:table-cell>
          <table:table-cell table:number-columns-repeated="3"/>
          <table:table-cell office:value-type="string">
            <text:p>Fuqua Association of Women in Business (AWIB)</text:p>
          </table:table-cell>
          <table:table-cell table:number-columns-repeated="6"/>
          <table:table-cell table:style-name="ce2" office:value-type="string">
            <text:p><text:a xlink:href="http://daytimemba114504.orgsync.com/org/dukeawib/Officers">http://daytimemba114504.orgsync.com/org/dukeawib/Officers</text:a></text:p>
          </table:table-cell>
          <table:table-cell table:number-columns-repeated="1001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style-name="ce2" office:value-type="string">
            <text:p>Lisa Bacus</text:p>
          </table:table-cell>
          <table:table-cell office:value-type="string">
            <text:p>EVP and CMO at Cigna and President of the Cigna Foundation</text:p>
          </table:table-cell>
          <table:table-cell/>
          <table:table-cell office:value-type="string">
            <text:p>cigna</text:p>
          </table:table-cell>
          <table:table-cell table:number-columns-repeated="11"/>
          <table:table-cell office:value-type="string">
            <text:p>2018 AWIB Leadership Conference</text:p>
          </table:table-cell>
          <table:table-cell table:number-columns-repeated="5"/>
          <table:table-cell table:style-name="ce2" office:value-type="string">
            <text:p><text:a xlink:href="http://daytimemba114504.orgsync.com/org/dukeawib/Calendar">http://daytimemba114504.orgsync.com/org/dukeawib/Calendar</text:a></text:p>
          </table:table-cell>
          <table:table-cell table:number-columns-repeated="994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Paula Alexander</text:p>
          </table:table-cell>
          <table:table-cell office:value-type="string">
            <text:p>Director of Sustainable Business at Burt's Bees</text:p>
          </table:table-cell>
          <table:table-cell/>
          <table:table-cell office:value-type="string">
            <text:p>burt's bees</text:p>
          </table:table-cell>
          <table:table-cell table:number-columns-repeated="11"/>
          <table:table-cell office:value-type="string">
            <text:p>2018 AWIB Leadership Conference</text:p>
          </table:table-cell>
          <table:table-cell table:number-columns-repeated="5"/>
          <table:table-cell table:style-name="ce2" office:value-type="string">
            <text:p><text:a xlink:href="http://daytimemba114504.orgsync.com/org/dukeawib/Calendar">http://daytimemba114504.orgsync.com/org/dukeawib/Calendar</text:a></text:p>
          </table:table-cell>
          <table:table-cell table:number-columns-repeated="994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Jana Holt</text:p>
          </table:table-cell>
          <table:table-cell office:value-type="string">
            <text:p>Global Sustainable Finance at Morgan Stanley</text:p>
          </table:table-cell>
          <table:table-cell/>
          <table:table-cell office:value-type="string">
            <text:p>morgan stanley</text:p>
          </table:table-cell>
          <table:table-cell table:number-columns-repeated="11"/>
          <table:table-cell office:value-type="string">
            <text:p>2018 AWIB Leadership Conference</text:p>
          </table:table-cell>
          <table:table-cell table:number-columns-repeated="5"/>
          <table:table-cell table:style-name="ce2" office:value-type="string">
            <text:p><text:a xlink:href="http://daytimemba114504.orgsync.com/org/dukeawib/Calendar">http://daytimemba114504.orgsync.com/org/dukeawib/Calendar</text:a></text:p>
          </table:table-cell>
          <table:table-cell table:number-columns-repeated="994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Bryce Caswell</text:p>
          </table:table-cell>
          <table:table-cell office:value-type="string">
            <text:p>Product Manager at Amazon</text:p>
          </table:table-cell>
          <table:table-cell table:number-columns-repeated="13"/>
          <table:table-cell office:value-type="string">
            <text:p>2018 AWIB Leadership Conference</text:p>
          </table:table-cell>
          <table:table-cell table:number-columns-repeated="5"/>
          <table:table-cell table:style-name="ce2" office:value-type="string">
            <text:p><text:a xlink:href="http://daytimemba114504.orgsync.com/org/dukeawib/Calendar">http://daytimemba114504.orgsync.com/org/dukeawib/Calendar</text:a></text:p>
          </table:table-cell>
          <table:table-cell table:number-columns-repeated="994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Itir Keskiner</text:p>
          </table:table-cell>
          <table:table-cell office:value-type="string">
            <text:p>Life Coach</text:p>
          </table:table-cell>
          <table:table-cell/>
          <table:table-cell office:value-type="string">
            <text:p>life</text:p>
          </table:table-cell>
          <table:table-cell table:number-columns-repeated="11"/>
          <table:table-cell office:value-type="string">
            <text:p>2018 AWIB Leadership Conference</text:p>
          </table:table-cell>
          <table:table-cell table:number-columns-repeated="5"/>
          <table:table-cell table:style-name="ce2" office:value-type="string">
            <text:p><text:a xlink:href="http://daytimemba114504.orgsync.com/org/dukeawib/Calendar">http://daytimemba114504.orgsync.com/org/dukeawib/Calendar</text:a></text:p>
          </table:table-cell>
          <table:table-cell table:number-columns-repeated="994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style-name="ce2" office:value-type="string">
            <text:p>Misa Misono</text:p>
          </table:table-cell>
          <table:table-cell office:value-type="string">
            <text:p>speaker</text:p>
          </table:table-cell>
          <table:table-cell office:value-type="string">
            <text:p>ceo obvi designs</text:p>
          </table:table-cell>
          <table:table-cell office:value-type="string">
            <text:p>obvi designs</text:p>
          </table:table-cell>
          <table:table-cell table:number-columns-repeated="2"/>
          <table:table-cell table:style-name="ce2" office:value-type="string">
            <text:p><text:a xlink:href="https://www.linkedin.com/in/misamisono/">https://www.linkedin.com/in/misamisono/</text:a></text:p>
          </table:table-cell>
          <table:table-cell table:style-name="ce21" office:value-type="string">
            <text:p>PPGWLI </text:p>
          </table:table-cell>
          <table:table-cell table:number-columns-repeated="7"/>
          <table:table-cell office:value-type="string">
            <text:p>Lead.Innovate.Grow</text:p>
          </table:table-cell>
          <table:table-cell/>
          <table:table-cell office:value-type="string">
            <text:p>PPGWLI </text:p>
          </table:table-cell>
          <table:table-cell table:number-columns-repeated="3"/>
          <table:table-cell table:style-name="ce2" office:value-type="string">
            <text:p><text:a xlink:href="http://www.georgefamilyfoundation.org/news/grantee-spotlight-dukes-penny-pilgram-womens-leadership-initiative">http://www.georgefamilyfoundation.org/news/grantee-spotlight-dukes-penny-pilgram-womens-leadership-initiative</text:a></text:p>
          </table:table-cell>
          <table:table-cell table:number-columns-repeated="994"/>
        </table:table-row>
        <table:table-row table:style-name="ro2">
          <table:table-cell table:number-columns-repeated="7"/>
          <table:table-cell office:value-type="string">
            <text:p>x</text:p>
          </table:table-cell>
          <table:table-cell table:style-name="ce2" office:value-type="string">
            <text:p>Margaux Paolino</text:p>
          </table:table-cell>
          <table:table-cell office:value-type="string">
            <text:p>participant</text:p>
          </table:table-cell>
          <table:table-cell office:value-type="string">
            <text:p>junior field hockey</text:p>
          </table:table-cell>
          <table:table-cell table:number-columns-repeated="3"/>
          <table:table-cell table:style-name="ce2" office:value-type="string">
            <text:p><text:a xlink:href="http://www.goduke.com/ViewArticle.dbml?DB_OEM_ID=4200&amp;ATCLID=211786606">http://www.goduke.com/ViewArticle.dbml?DB_OEM_ID=4200&amp;ATCLID=211786606</text:a></text:p>
          </table:table-cell>
          <table:table-cell office:value-type="string">
            <text:p><text:s/>Leadership Enrichment And Development [L.E.A.D.]</text:p>
          </table:table-cell>
          <table:table-cell table:number-columns-repeated="7"/>
          <table:table-cell office:value-type="string">
            <text:p>2019 retreat</text:p>
          </table:table-cell>
          <table:table-cell table:number-columns-repeated="100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office:value-type="string">
            <text:p>TOD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/www.google.com/search?ei=m3m_XLXyLoSyggeZ_omoAQ&amp;q=duke+women+leadership+stem&amp;oq=duke+women+leadership+stem&amp;gs_l=psy-ab.3...23516.24158..24866...0.0..0.111.513.1j4......0....1..gws-wiz.......0i71.yM01iiL2Pa8">https://www.google.com/search?ei=m3m_XLXyLoSyggeZ_omoAQ&amp;q=duke+women+leadership+stem&amp;oq=duke+women+leadership+stem&amp;gs_l=psy-ab.3...23516.24158..24866...0.0..0.111.513.1j4......0....1..gws-wiz.......0i71.yM01iiL2Pa8</text:a></text:p>
          </table:table-cell>
          <table:table-cell table:number-columns-repeated="1023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bp120@duke.edu</text:p>
          </table:table-cell>
          <table:table-cell office:value-type="string">
            <text:p>Braelyn Parkman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table:number-columns-repeated="4"/>
        </table:table-row>
        <table:table-row table:style-name="ro1">
          <table:table-cell office:value-type="string">
            <text:p>ak458@duke.edu</text:p>
          </table:table-cell>
          <table:table-cell office:value-type="string">
            <text:p>Abigail Kingsley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table:number-columns-repeated="4"/>
        </table:table-row>
        <table:table-row table:style-name="ro1">
          <table:table-cell office:value-type="string">
            <text:p>sr334@duke.edu</text:p>
          </table:table-cell>
          <table:table-cell office:value-type="string">
            <text:p>Swathi Ramprasad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table:number-columns-repeated="4"/>
        </table:table-row>
        <table:table-row table:style-name="ro1">
          <table:table-cell office:value-type="string">
            <text:p>kzc3@duke.edu</text:p>
          </table:table-cell>
          <table:table-cell office:value-type="string">
            <text:p>Kathleen Chen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table:number-columns-repeated="4"/>
        </table:table-row>
        <table:table-row table:style-name="ro1">
          <table:table-cell office:value-type="string">
            <text:p>usp2@duke.edu</text:p>
          </table:table-cell>
          <table:table-cell office:value-type="string">
            <text:p>Urmi Pandya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table:number-columns-repeated="4"/>
        </table:table-row>
        <table:table-row table:style-name="ro1">
          <table:table-cell office:value-type="string">
            <text:p>al343@duke.edu</text:p>
          </table:table-cell>
          <table:table-cell office:value-type="string">
            <text:p>Annie Lu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table:number-columns-repeated="4"/>
        </table:table-row>
        <table:table-row table:style-name="ro1">
          <table:table-cell office:value-type="string">
            <text:p>lah95@duke.edu</text:p>
          </table:table-cell>
          <table:table-cell office:value-type="string">
            <text:p>Lydia Hendrick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table:number-columns-repeated="4"/>
        </table:table-row>
        <table:table-row table:style-name="ro1">
          <table:table-cell office:value-type="string">
            <text:p>emg64@duke.edu</text:p>
          </table:table-cell>
          <table:table-cell office:value-type="string">
            <text:p>Evelyn Garcia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table:number-columns-repeated="4"/>
        </table:table-row>
        <table:table-row table:style-name="ro1">
          <table:table-cell office:value-type="string">
            <text:p>rvg3@duke.edu</text:p>
          </table:table-cell>
          <table:table-cell office:value-type="string">
            <text:p>Rishika Gundi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table:number-columns-repeated="4"/>
        </table:table-row>
        <table:table-row table:style-name="ro1">
          <table:table-cell office:value-type="string">
            <text:p>jt241@duke.edu</text:p>
          </table:table-cell>
          <table:table-cell office:value-type="string">
            <text:p>Jandé Thomas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table:number-columns-repeated="4"/>
        </table:table-row>
        <table:table-row table:style-name="ro1">
          <table:table-cell office:value-type="string">
            <text:p>sew76@duke.edu</text:p>
          </table:table-cell>
          <table:table-cell office:value-type="string">
            <text:p>Sarah Watkins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table:number-columns-repeated="4"/>
        </table:table-row>
        <table:table-row table:style-name="ro1">
          <table:table-cell office:value-type="string">
            <text:p>cmt71@duke.edu</text:p>
          </table:table-cell>
          <table:table-cell office:value-type="string">
            <text:p>Charlotte Thomas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table:number-columns-repeated="4"/>
        </table:table-row>
        <table:table-row table:style-name="ro1">
          <table:table-cell office:value-type="string">
            <text:p>cg232@duke.edu</text:p>
          </table:table-cell>
          <table:table-cell office:value-type="string">
            <text:p>Carmela Guaglianone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table:number-columns-repeated="4"/>
        </table:table-row>
        <table:table-row table:style-name="ro1">
          <table:table-cell office:value-type="string">
            <text:p>hnh11@duke.edu </text:p>
          </table:table-cell>
          <table:table-cell office:value-type="string">
            <text:p>Hannah Humayun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table:number-columns-repeated="4"/>
        </table:table-row>
        <table:table-row table:style-name="ro1">
          <table:table-cell office:value-type="string">
            <text:p>mw352@duke.edu</text:p>
          </table:table-cell>
          <table:table-cell office:value-type="string">
            <text:p>Michelle Wong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table:number-columns-repeated="4"/>
        </table:table-row>
        <table:table-row table:style-name="ro1">
          <table:table-cell office:value-type="string">
            <text:p>ew153@duke.edu</text:p>
          </table:table-cell>
          <table:table-cell office:value-type="string">
            <text:p>Erica Wang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table:number-columns-repeated="4"/>
        </table:table-row>
        <table:table-row table:style-name="ro1">
          <table:table-cell office:value-type="string">
            <text:p>rw158@duke.edu</text:p>
          </table:table-cell>
          <table:table-cell office:value-type="string">
            <text:p>Rose Wong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table:number-columns-repeated="4"/>
        </table:table-row>
        <table:table-row table:style-name="ro1">
          <table:table-cell office:value-type="string">
            <text:p>aer52@duke.edu</text:p>
          </table:table-cell>
          <table:table-cell office:value-type="string">
            <text:p>Arianna Rhue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table:number-columns-repeated="4"/>
        </table:table-row>
        <table:table-row table:style-name="ro1">
          <table:table-cell office:value-type="string">
            <text:p>cew49@duke.edu</text:p>
          </table:table-cell>
          <table:table-cell office:value-type="string">
            <text:p>Claire Wiebe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table:number-columns-repeated="4"/>
        </table:table-row>
        <table:table-row table:style-name="ro1">
          <table:table-cell office:value-type="string">
            <text:p>eps19@duke.edu</text:p>
          </table:table-cell>
          <table:table-cell office:value-type="string">
            <text:p>Ellen Scully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table:number-columns-repeated="4"/>
        </table:table-row>
        <table:table-row table:style-name="ro1">
          <table:table-cell office:value-type="string">
            <text:p>eai8@duke.edu</text:p>
          </table:table-cell>
          <table:table-cell office:value-type="string">
            <text:p>Ebehiremhe Anita Izokun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table:number-columns-repeated="4"/>
        </table:table-row>
        <table:table-row table:style-name="ro1">
          <table:table-cell office:value-type="string">
            <text:p>mv104@duke.edu</text:p>
          </table:table-cell>
          <table:table-cell office:value-type="string">
            <text:p>Mahima Varma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table:number-columns-repeated="4"/>
        </table:table-row>
        <table:table-row table:style-name="ro1">
          <table:table-cell office:value-type="string">
            <text:p>sw278@duke.edu</text:p>
          </table:table-cell>
          <table:table-cell office:value-type="string">
            <text:p>Stella Wang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table:number-columns-repeated="4"/>
        </table:table-row>
        <table:table-row table:style-name="ro1">
          <table:table-cell office:value-type="string">
            <text:p>ejp32@duke.edu</text:p>
          </table:table-cell>
          <table:table-cell office:value-type="string">
            <text:p>Emma Palmer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table:number-columns-repeated="4"/>
        </table:table-row>
        <table:table-row table:style-name="ro1">
          <table:table-cell office:value-type="string">
            <text:p>aep47@duke.edu</text:p>
          </table:table-cell>
          <table:table-cell office:value-type="string">
            <text:p>Anya Parks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table:number-columns-repeated="4"/>
        </table:table-row>
        <table:table-row table:style-name="ro2">
          <table:table-cell office:value-type="string">
            <text:p>ckk10@duke.edu</text:p>
          </table:table-cell>
          <table:table-cell office:value-type="string">
            <text:p>Christine Kinyua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>
            <text:p>name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org</text:p>
          </table:table-cell>
          <table:table-cell table:style-name="ce6" office:value-type="string">
            <text:p>email</text:p>
          </table:table-cell>
        </table:table-row>
        <table:table-row table:style-name="ro2">
          <table:table-cell table:number-columns-repeated="2"/>
          <table:table-cell office:value-type="string">
            <text:p>Braelyn Parkma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I'm Braelyn Parkman. I'm a sophomore from Mooresville, North Carolina studying &lt;strong&gt;History&lt;/strong&gt; and &lt;strong&gt;Public Policy&lt;/strong&gt;. On campus, I'm involved with Duke Moot Court, debate, the Kenan Ethics Living Learning Community, and Greek life. After Duke, I plan to attend law school.</text:p>
          </table:table-cell>
          <table:table-cell office:value-type="string">
            <text:p>PPGWLI</text:p>
          </table:table-cell>
          <table:table-cell office:value-type="string">
            <text:p>bp120@duke.edu</text:p>
          </table:table-cell>
        </table:table-row>
        <table:table-row table:style-name="ro10">
          <table:table-cell table:number-columns-repeated="2"/>
          <table:table-cell office:value-type="string">
            <text:p>Abigail Kingsley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&lt;strong&gt;Public Policy&lt;/strong&gt; major with a &lt;strong&gt;Policy Journalism and Media Studies&lt;/strong&gt; Certificate. I’m from Los Angeles, California. My passions include politics and journalism.</text:p>
          </table:table-cell>
          <table:table-cell office:value-type="string">
            <text:p>PPGWLI</text:p>
          </table:table-cell>
          <table:table-cell office:value-type="string">
            <text:p>ak458@duke.edu</text:p>
          </table:table-cell>
        </table:table-row>
        <table:table-row table:style-name="ro2">
          <table:table-cell table:number-columns-repeated="2"/>
          <table:table-cell office:value-type="string">
            <text:p>Swathi Ramprasad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sophomore studying &lt;strong&gt;Public Policy&lt;/strong&gt; and &lt;strong&gt;Computer Science&lt;/strong&gt;, interested in learning about strategic ways to tackle broad, societal issues. I’m involved in a number of programs that engage with human rights, women’s issues, and community outreach, including the Sanford Institute of Public Policy, SuWa, Duke Partnerships for Service, and the Women's Legal Centre. I am beyond thrilled to be part of the Penny Pilgrim George Women's Initiative this year. I hope to learn from the mentorship of strong female influences at Duke and build lasting relationships with the rest of the cohort.</text:p>
          </table:table-cell>
          <table:table-cell office:value-type="string">
            <text:p>PPGWLI</text:p>
          </table:table-cell>
          <table:table-cell office:value-type="string">
            <text:p>sr334@duke.edu</text:p>
          </table:table-cell>
        </table:table-row>
        <table:table-row table:style-name="ro10">
          <table:table-cell table:number-columns-repeated="2"/>
          <table:table-cell office:value-type="string">
            <text:p>Kathleen Che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ello! I'm Kathleen Chen, a sophomore studying &lt;strong&gt;Computer Science&lt;/strong&gt; originally from Seattle, Washington. Over the summer, I was a software engineering intern at GE, and on campus, I'm involved in the Duke Technology Scholars, research, and the Cube Entrepreneurial Group! I love rock climbing in my free time.</text:p>
          </table:table-cell>
          <table:table-cell office:value-type="string">
            <text:p>PPGWLI</text:p>
          </table:table-cell>
          <table:table-cell office:value-type="string">
            <text:p>kzc3@duke.edu</text:p>
          </table:table-cell>
        </table:table-row>
        <table:table-row table:style-name="ro2">
          <table:table-cell table:number-columns-repeated="2"/>
          <table:table-cell office:value-type="string">
            <text:p>Urmi Pandy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Urmi Pandya, and I am a sophomore from Richmond, Virginia interested in &lt;strong&gt;Computer&lt;/strong&gt; &lt;strong&gt;Science&lt;/strong&gt; and &lt;strong&gt;Psychology&lt;/strong&gt;. A few random things about me: I am left-handed but write with my right hand, I have been vegetarian since birth, and I speak Gujarati.</text:p>
          </table:table-cell>
          <table:table-cell office:value-type="string">
            <text:p>PPGWLI</text:p>
          </table:table-cell>
          <table:table-cell office:value-type="string">
            <text:p>usp2@duke.edu</text:p>
          </table:table-cell>
        </table:table-row>
        <table:table-row table:style-name="ro10">
          <table:table-cell table:number-columns-repeated="2"/>
          <table:table-cell office:value-type="string">
            <text:p>Annie Lu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from Portland, Oregon. I’m undecided in my major, but I’m interested in &lt;strong&gt;Biology&lt;/strong&gt; and &lt;strong&gt;Computer Science&lt;/strong&gt;. I'm a part of Duke Conversations, and I'm passionate about female empowerment and mental health. I love sushi, puppies, and art!</text:p>
          </table:table-cell>
          <table:table-cell office:value-type="string">
            <text:p>PPGWLI</text:p>
          </table:table-cell>
          <table:table-cell office:value-type="string">
            <text:p>al343@duke.edu</text:p>
          </table:table-cell>
        </table:table-row>
        <table:table-row table:style-name="ro10">
          <table:table-cell table:number-columns-repeated="2"/>
          <table:table-cell office:value-type="string">
            <text:p>Lydia Hendrick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'm from Oxford, North Carolina. I'm majoring in &lt;strong&gt;Biology&lt;/strong&gt; with a certificate in &lt;strong&gt;Documentary Studies&lt;/strong&gt;. In my free time, I like to take time to work on my art and painting.</text:p>
          </table:table-cell>
          <table:table-cell office:value-type="string">
            <text:p>PPGWLI</text:p>
          </table:table-cell>
          <table:table-cell office:value-type="string">
            <text:p>lah95@duke.edu</text:p>
          </table:table-cell>
        </table:table-row>
        <table:table-row table:style-name="ro10">
          <table:table-cell table:number-columns-repeated="2"/>
          <table:table-cell office:value-type="string">
            <text:p>Evelyn Garci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Evelyn Garcia and I am a sophomore from Miami, Florida. I am studying &lt;strong&gt;Biology&lt;/strong&gt; and &lt;strong&gt;Market &amp;amp; Management Studies&lt;/strong&gt;. On campus, I am involved with research at both an economics lab and a plant biology lab, a volunteer service fraternity/organization and the women's Ultimate Frisbee team. In my spare time, I love capturing nature and ocean life through a camera lens</text:p>
          </table:table-cell>
          <table:table-cell office:value-type="string">
            <text:p>PPGWLI</text:p>
          </table:table-cell>
          <table:table-cell office:value-type="string">
            <text:p>emg64@duke.edu</text:p>
          </table:table-cell>
        </table:table-row>
        <table:table-row table:style-name="ro2">
          <table:table-cell table:number-columns-repeated="2"/>
          <table:table-cell office:value-type="string">
            <text:p>Rishika Gundi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'm currently a sophomore at Duke, and I'm from Bangalore, India. I'm hoping to major in &lt;strong&gt;Biomedical Engineering&lt;/strong&gt; and am also super interested in &lt;strong&gt;Global Health&lt;/strong&gt;, after spending the summer in Nepal doing research for a global health Bass Connections. I'm also an RA on East Campus and absolutely love my job. I'm also on a Bollywood fusion dance team here at Duke, called Rhydhun, which I also really love.</text:p>
          </table:table-cell>
          <table:table-cell office:value-type="string">
            <text:p>PPGWLI</text:p>
          </table:table-cell>
          <table:table-cell office:value-type="string">
            <text:p>rvg3@duke.edu</text:p>
          </table:table-cell>
        </table:table-row>
        <table:table-row table:style-name="ro2">
          <table:table-cell table:number-columns-repeated="2"/>
          <table:table-cell office:value-type="string">
            <text:p>Jandé Thoma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, my name is Jandé Thomas and I am a junior studying &lt;strong&gt;Global Health&lt;/strong&gt; and &lt;strong&gt;Psychology&lt;/strong&gt;. Aside from being a part of the Cohort, I am a resident assistant in one of our upperclassmen dorms. Also, I give tours to prospective Duke students, and tutor children in a college readiness program.</text:p>
          </table:table-cell>
          <table:table-cell office:value-type="string">
            <text:p>PPGWLI</text:p>
          </table:table-cell>
          <table:table-cell office:value-type="string">
            <text:p>jt241@duke.edu</text:p>
          </table:table-cell>
        </table:table-row>
        <table:table-row table:style-name="ro2">
          <table:table-cell table:number-columns-repeated="2"/>
          <table:table-cell office:value-type="string">
            <text:p>Sarah Watkin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My name is Sarah Watkins, and I am from Winston-Salem, North Carolina. I am majoring in &lt;strong&gt;Psychology&lt;/strong&gt; with a minor in &lt;strong&gt;Chemistry&lt;/strong&gt; and &lt;strong&gt;Global Health&lt;/strong&gt;. I am involved with Green Devils and Team Kenan on campus. My passions include composting, hiking, Spanish and learning about new cultures.</text:p>
          </table:table-cell>
          <table:table-cell office:value-type="string">
            <text:p>PPGWLI</text:p>
          </table:table-cell>
          <table:table-cell office:value-type="string">
            <text:p>sew76@duke.edu</text:p>
          </table:table-cell>
        </table:table-row>
        <table:table-row table:style-name="ro10">
          <table:table-cell table:number-columns-repeated="2"/>
          <table:table-cell office:value-type="string">
            <text:p>Charlotte Thoma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Charlotte Thomas, and I am a sophomore at Duke. I am majoring in &lt;strong&gt;Chemistry&lt;/strong&gt; and minoring in &lt;strong&gt;German&lt;/strong&gt;. On campus, I am involved in Progress PERIOD, Duke Inferno, and I work in a chemistry research lab. This past summer I went to DukeEngage - Kenya, WISER. In my free time, I like to read, Netflix binge, and watch Duke basketball.</text:p>
          </table:table-cell>
          <table:table-cell office:value-type="string">
            <text:p>PPGWLI</text:p>
          </table:table-cell>
          <table:table-cell office:value-type="string">
            <text:p>cmt71@duke.edu</text:p>
          </table:table-cell>
        </table:table-row>
        <table:table-row table:style-name="ro2">
          <table:table-cell table:number-columns-repeated="2"/>
          <table:table-cell office:value-type="string">
            <text:p>Carmela Guaglianone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My name is Carmela Guaglianone, and I'm from Tempe, Arizona. I'm at Duke studying &lt;strong&gt;Neuroscience&lt;/strong&gt; and &lt;strong&gt;Italian Studies&lt;/strong&gt;. I look forward to using these diverse interests to learn more about my world and the people in it. On campus, I am involved with the Duke Human Rights Center and the National Alliance for Mental Health.</text:p>
          </table:table-cell>
          <table:table-cell office:value-type="string">
            <text:p>PPGWLI</text:p>
          </table:table-cell>
          <table:table-cell office:value-type="string">
            <text:p>cg232@duke.edu</text:p>
          </table:table-cell>
        </table:table-row>
        <table:table-row table:style-name="ro2">
          <table:table-cell table:number-columns-repeated="2"/>
          <table:table-cell office:value-type="string">
            <text:p>Hannah Humayu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Hannah Humayun and I am a junior at Duke University. I am studying &lt;strong&gt;Neuroscience&lt;/strong&gt; and hope to pursue medical school and pediatrics. At Duke, I am involved in Duke RUF and work in the Bergelson lab for infant language acquisition. I am from Los Angeles, California and am looking forward to being in Penny Pilgram this year!</text:p>
          </table:table-cell>
          <table:table-cell office:value-type="string">
            <text:p>PPGWLI</text:p>
          </table:table-cell>
          <table:table-cell office:value-type="string">
            <text:p>hnh11@duke.edu </text:p>
          </table:table-cell>
        </table:table-row>
        <table:table-row table:style-name="ro10">
          <table:table-cell table:number-columns-repeated="2"/>
          <table:table-cell office:value-type="string">
            <text:p>Michelle Wo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ello! I'm Michelle Wang, a junior from San Diego, California. I'm studying &lt;strong&gt;Neuroscience&lt;/strong&gt;, &lt;strong&gt;Education&lt;/strong&gt;, and &lt;strong&gt;Political Science&lt;/strong&gt; here at Duke. I am interested in researching how cognition affects behaviors and decision making in all types of settings, from classrooms to companies. In my free time I train aerial silks, and occasionally train dogs as well!</text:p>
          </table:table-cell>
          <table:table-cell office:value-type="string">
            <text:p>PPGWLI</text:p>
          </table:table-cell>
          <table:table-cell office:value-type="string">
            <text:p>mw352@duke.edu</text:p>
          </table:table-cell>
        </table:table-row>
        <table:table-row table:style-name="ro10">
          <table:table-cell table:number-columns-repeated="2"/>
          <table:table-cell office:value-type="string">
            <text:p>Erica Wa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From Hershey, Pennsylvania, I’m a Trinity sophomore passionate about &lt;strong&gt;Education&lt;/strong&gt;, &lt;strong&gt;Political Science&lt;/strong&gt;, and &lt;strong&gt;Economics&lt;/strong&gt;. I’m also minoring in Chinese. In my free time, I enjoy running, trying new foods, and watching the TV show Black Mirror.</text:p>
          </table:table-cell>
          <table:table-cell office:value-type="string">
            <text:p>PPGWLI</text:p>
          </table:table-cell>
          <table:table-cell office:value-type="string">
            <text:p>ew153@duke.edu</text:p>
          </table:table-cell>
        </table:table-row>
        <table:table-row table:style-name="ro10">
          <table:table-cell table:number-columns-repeated="2"/>
          <table:table-cell office:value-type="string">
            <text:p>Rose Wo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a junior majoring in &lt;strong&gt;Political Science&lt;/strong&gt; and minoring in &lt;strong&gt;Economics&lt;/strong&gt; and &lt;strong&gt;Women's Studies&lt;/strong&gt;. I love to write-- it is the art form through which I make sense of the world. I have blog called Thinking Gender, which aims to facilitate critical and constructive dialogue surrounding issues of gender. After graduation, I hope to pursue a career in government affairs in our nation's capital.</text:p>
          </table:table-cell>
          <table:table-cell office:value-type="string">
            <text:p>PPGWLI</text:p>
          </table:table-cell>
          <table:table-cell office:value-type="string">
            <text:p>rw158@duke.edu</text:p>
          </table:table-cell>
        </table:table-row>
        <table:table-row table:style-name="ro2">
          <table:table-cell table:number-columns-repeated="2"/>
          <table:table-cell office:value-type="string">
            <text:p>Arianna Rhue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am a sophomore from Columbia, South Carolina. I plan to major in &lt;strong&gt;Economics&lt;/strong&gt; with a minor in &lt;strong&gt;Spanish&lt;/strong&gt;. In my free time, I participate in clubs on campus, including Duke University Union and The Bridge. I also love to exercise at the gym.</text:p>
          </table:table-cell>
          <table:table-cell office:value-type="string">
            <text:p>PPGWLI</text:p>
          </table:table-cell>
          <table:table-cell office:value-type="string">
            <text:p>aer52@duke.edu</text:p>
          </table:table-cell>
        </table:table-row>
        <table:table-row table:style-name="ro2">
          <table:table-cell table:number-columns-repeated="2"/>
          <table:table-cell office:value-type="string">
            <text:p>Claire Wiebe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a senior from Davis, California, majoring in &lt;strong&gt;Math&lt;/strong&gt; and minoring in &lt;strong&gt;Economics&lt;/strong&gt; and &lt;strong&gt;Psychology&lt;/strong&gt;. I have spent my time on campus as a math TA and a research assistant in the Center for Advanced Hindsight, a behavioral economics research lab. I’m also working on a thesis applying math to gerrymandering. When I’m not crying over math in the library, I love running, listening to podcasts and binge-watching TV.</text:p>
          </table:table-cell>
          <table:table-cell office:value-type="string">
            <text:p>PPGWLI</text:p>
          </table:table-cell>
          <table:table-cell office:value-type="string">
            <text:p>cew49@duke.edu</text:p>
          </table:table-cell>
        </table:table-row>
        <table:table-row table:style-name="ro10">
          <table:table-cell table:number-columns-repeated="2"/>
          <table:table-cell office:value-type="string">
            <text:p>Ellen Scully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is a Trinity sophomore, majoring in &lt;strong&gt;Psychology&lt;/strong&gt; and minoring in &lt;strong&gt;Spanish&lt;/strong&gt;, from Rye, New York. On campus, I serve as the VP of Membership for Business Oriented Women and VP of Media and Communications of GANO. In my free time, I like to play tennis, go to yoga classes, and explore different restaurants in Durham.</text:p>
          </table:table-cell>
          <table:table-cell office:value-type="string">
            <text:p>PPGWLI</text:p>
          </table:table-cell>
          <table:table-cell office:value-type="string">
            <text:p>eps19@duke.edu</text:p>
          </table:table-cell>
        </table:table-row>
        <table:table-row table:style-name="ro2">
          <table:table-cell table:number-columns-repeated="2"/>
          <table:table-cell office:value-type="string">
            <text:p>Ebehiremhe Anita Izokun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I'm Anita, and I'm from Canada (Winnipeg, MB). I'm majoring in &lt;strong&gt;Psychology&lt;/strong&gt; while minoring in &lt;strong&gt;French&lt;/strong&gt; and &lt;strong&gt;Political Science&lt;/strong&gt;. I'm currently a sophomore and I'm working in a developmental psychology infant lab. I'm also an exec member of DukeAfrica! I love Netflix and ice cream.</text:p>
          </table:table-cell>
          <table:table-cell office:value-type="string">
            <text:p>PPGWLI</text:p>
          </table:table-cell>
          <table:table-cell office:value-type="string">
            <text:p>eai8@duke.edu</text:p>
          </table:table-cell>
        </table:table-row>
        <table:table-row table:style-name="ro2">
          <table:table-cell table:number-columns-repeated="2"/>
          <table:table-cell office:value-type="string">
            <text:p>Mahima Varm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 grew up in Kolkata, India and lived there all my life. I'm very interested in mental health, gender dynamics and people in general, so I’m majoring in &lt;strong&gt;Psychology&lt;/strong&gt; and &lt;strong&gt;Sociology&lt;/strong&gt;. I love dogs and all animals and used to believe I had secret animal super powers (like Snow White) when I was younger.</text:p>
          </table:table-cell>
          <table:table-cell office:value-type="string">
            <text:p>PPGWLI</text:p>
          </table:table-cell>
          <table:table-cell office:value-type="string">
            <text:p>mv104@duke.edu</text:p>
          </table:table-cell>
        </table:table-row>
        <table:table-row table:style-name="ro10">
          <table:table-cell table:number-columns-repeated="2"/>
          <table:table-cell office:value-type="string">
            <text:p>Stella Wang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Stella Wang and I'm currently in my fourth year at Duke. I'm originally from New Jersey, but am happy to have a found a home in Durham. Over the course of my undergraduate career, I've been able to further explore my passion for the &lt;strong&gt;environment&lt;/strong&gt; and how it connects to &lt;strong&gt;social justice&lt;/strong&gt;, both in the US and in other countries. For fun, I like to spend my time reading, running and cooking!</text:p>
          </table:table-cell>
          <table:table-cell office:value-type="string">
            <text:p>PPGWLI</text:p>
          </table:table-cell>
          <table:table-cell office:value-type="string">
            <text:p>sw278@duke.edu</text:p>
          </table:table-cell>
        </table:table-row>
        <table:table-row table:style-name="ro10">
          <table:table-cell table:number-columns-repeated="2"/>
          <table:table-cell office:value-type="string">
            <text:p>Emma Palmer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Hi! My name is Emma Palmer and I am a senior studying &lt;strong&gt;Environmental Engineering&lt;/strong&gt;. I am particularly interested in global development and a focus on providing access to clean water. Here at Duke, I'm involved with Duke Engineers for International Development, Duke E-Team, and Duke Symphony Orchestra.</text:p>
          </table:table-cell>
          <table:table-cell office:value-type="string">
            <text:p>PPGWLI</text:p>
          </table:table-cell>
          <table:table-cell office:value-type="string">
            <text:p>ejp32@duke.edu</text:p>
          </table:table-cell>
        </table:table-row>
        <table:table-row table:style-name="ro2">
          <table:table-cell table:number-columns-repeated="2"/>
          <table:table-cell office:value-type="string">
            <text:p>Anya Parks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 office:value-type="string">
            <text:p>I’m from Manassas, Virginia. With a love for the evolutionary sciences and conservation, I hope to get a PhD in &lt;strong&gt;Animal Behavior Science&lt;/strong&gt; and to share my knowledge with other young girls of color. An amateur nature lover, I love sitting in the grass with a good book. I’m really excited to be a part of Penny Pilgrim and can't wait to learn from all the wonderful women in the Cohort!</text:p>
          </table:table-cell>
          <table:table-cell office:value-type="string">
            <text:p>PPGWLI</text:p>
          </table:table-cell>
          <table:table-cell office:value-type="string">
            <text:p>aep47@duke.edu</text:p>
          </table:table-cell>
        </table:table-row>
        <table:table-row table:style-name="ro2">
          <table:table-cell table:number-columns-repeated="2"/>
          <table:table-cell office:value-type="string">
            <text:p>Christine Kinyua</text:p>
          </table:table-cell>
          <table:table-cell table:style-name="ce2" office:value-type="string">
            <text:p><text:a xlink:href="https://studentaffairs.duke.edu/ucae/leadership/penny-pilgram-george-womens-leadership-initiative/ppgwli-cohort">https://studentaffairs.duke.edu/ucae/leadership/penny-pilgram-george-womens-leadership-initiative/ppgwli-cohort</text:a></text:p>
          </table:table-cell>
          <table:table-cell/>
          <table:table-cell office:value-type="string">
            <text:p>PPGWLI</text:p>
          </table:table-cell>
          <table:table-cell office:value-type="string">
            <text:p>ckk10@duke.edu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4/24/2019</text:date>, <text:time>14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0:01</meta:creation-date>
    <dc:date>2019-04-24T14:25:18</dc:date>
    <meta:editing-duration>PT6H56M14S</meta:editing-duration>
    <meta:editing-cycles>5</meta:editing-cycles>
    <meta:generator>OpenOffice/4.1.6$Unix OpenOffice.org_project/416m1$Build-9790</meta:generator>
    <meta:document-statistic meta:table-count="3" meta:cell-count="1958" meta:object-count="0"/>
    <meta:user-defined meta:name=""/>
  </office:meta>
</office:document-meta>
</file>